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92756" officeooo:paragraph-rsid="0019275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92756" officeooo:paragraph-rsid="00192756"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b43f3" officeooo:paragraph-rsid="001b43f3"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b43f3" officeooo:paragraph-rsid="00232c8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b43f3" officeooo:paragraph-rsid="00306712"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0pt" fo:font-weight="bold" officeooo:rsid="00192756" officeooo:paragraph-rsid="00192756"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fo:font-size="10pt" fo:font-weight="normal" officeooo:rsid="002749ec" officeooo:paragraph-rsid="002749ec" fo:background-color="transparent"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fo:font-size="11pt" fo:font-weight="normal" officeooo:rsid="002749ec" officeooo:paragraph-rsid="002749ec" fo:background-color="transparent"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officeooo:paragraph-rsid="001a9a7a"/>
    </style:style>
    <style:style style:name="P10" style:family="paragraph" style:parent-style-name="Standard" style:list-style-name="L1">
      <style:paragraph-properties fo:text-align="start" style:justify-single-word="false"/>
      <style:text-properties officeooo:paragraph-rsid="0026cfd1"/>
    </style:style>
    <style:style style:name="P11" style:family="paragraph" style:parent-style-name="Standard" style:list-style-name="L1">
      <style:paragraph-properties fo:text-align="start" style:justify-single-word="false"/>
      <style:text-properties officeooo:paragraph-rsid="0022bcee"/>
    </style:style>
    <style:style style:name="P12" style:family="paragraph" style:parent-style-name="Standard" style:list-style-name="L1">
      <style:paragraph-properties fo:text-align="start" style:justify-single-word="false"/>
      <style:text-properties officeooo:paragraph-rsid="002749ec"/>
    </style:style>
    <style:style style:name="P13" style:family="paragraph" style:parent-style-name="Standard" style:list-style-name="L1">
      <style:paragraph-properties fo:text-align="start" style:justify-single-word="false"/>
      <style:text-properties officeooo:paragraph-rsid="0029bfaa"/>
    </style:style>
    <style:style style:name="P14" style:family="paragraph" style:parent-style-name="Standard" style:list-style-name="L1">
      <style:paragraph-properties fo:text-align="start" style:justify-single-word="false"/>
      <style:text-properties officeooo:paragraph-rsid="00236613"/>
    </style:style>
    <style:style style:name="P15" style:family="paragraph" style:parent-style-name="Standard" style:list-style-name="L1">
      <style:paragraph-properties fo:text-align="start" style:justify-single-word="false"/>
      <style:text-properties officeooo:paragraph-rsid="002f16a6"/>
    </style:style>
    <style:style style:name="P16" style:family="paragraph" style:parent-style-name="Standard" style:list-style-name="L1">
      <style:paragraph-properties fo:text-align="start" style:justify-single-word="false"/>
      <style:text-properties officeooo:paragraph-rsid="002fe954"/>
    </style:style>
    <style:style style:name="P17" style:family="paragraph" style:parent-style-name="Standard" style:list-style-name="L1">
      <style:paragraph-properties fo:text-align="start" style:justify-single-word="false"/>
      <style:text-properties officeooo:paragraph-rsid="00306712"/>
    </style:style>
    <style:style style:name="P18" style:family="paragraph" style:parent-style-name="Standard" style:list-style-name="L1">
      <style:paragraph-properties fo:text-align="start" style:justify-single-word="false"/>
      <style:text-properties officeooo:paragraph-rsid="0033429e"/>
    </style:style>
    <style:style style:name="P19" style:family="paragraph" style:parent-style-name="Standard" style:list-style-name="L1">
      <style:paragraph-properties fo:text-align="start" style:justify-single-word="false"/>
      <style:text-properties officeooo:paragraph-rsid="00336efb"/>
    </style:style>
    <style:style style:name="P20" style:family="paragraph" style:parent-style-name="Standard" style:list-style-name="L1">
      <style:paragraph-properties fo:text-align="start" style:justify-single-word="false"/>
      <style:text-properties officeooo:paragraph-rsid="0042dd42"/>
    </style:style>
    <style:style style:name="P21" style:family="paragraph" style:parent-style-name="Standard" style:list-style-name="L1">
      <style:paragraph-properties fo:text-align="start" style:justify-single-word="false"/>
      <style:text-properties officeooo:paragraph-rsid="004547e6"/>
    </style:style>
    <style:style style:name="P22" style:family="paragraph" style:parent-style-name="Standard" style:list-style-name="L1">
      <style:paragraph-properties fo:text-align="start" style:justify-single-word="false"/>
      <style:text-properties officeooo:paragraph-rsid="0047160f"/>
    </style:style>
    <style:style style:name="P23" style:family="paragraph" style:parent-style-name="Standard" style:list-style-name="L1">
      <style:paragraph-properties fo:text-align="start" style:justify-single-word="false"/>
      <style:text-properties officeooo:paragraph-rsid="0048f762"/>
    </style:style>
    <style:style style:name="P24" style:family="paragraph" style:parent-style-name="Standard" style:list-style-name="L1">
      <style:paragraph-properties fo:text-align="start" style:justify-single-word="false"/>
      <style:text-properties officeooo:paragraph-rsid="004c86d0"/>
    </style:style>
    <style:style style:name="P25" style:family="paragraph" style:parent-style-name="Standard" style:list-style-name="L1">
      <style:paragraph-properties fo:text-align="start" style:justify-single-word="false"/>
      <style:text-properties officeooo:paragraph-rsid="004ffd8f"/>
    </style:style>
    <style:style style:name="P26" style:family="paragraph" style:parent-style-name="Standard" style:list-style-name="L1">
      <style:paragraph-properties fo:text-align="start" style:justify-single-word="false"/>
      <style:text-properties officeooo:paragraph-rsid="005116cc"/>
    </style:style>
    <style:style style:name="P27" style:family="paragraph" style:parent-style-name="Standard" style:list-style-name="L1">
      <style:paragraph-properties fo:text-align="start" style:justify-single-word="false"/>
      <style:text-properties officeooo:paragraph-rsid="0054ae68"/>
    </style:style>
    <style:style style:name="P28" style:family="paragraph" style:parent-style-name="Standard" style:list-style-name="L1">
      <style:paragraph-properties fo:text-align="start" style:justify-single-word="false"/>
      <style:text-properties officeooo:paragraph-rsid="005fe827"/>
    </style:style>
    <style:style style:name="P29" style:family="paragraph" style:parent-style-name="Standard">
      <style:paragraph-properties fo:text-align="start" style:justify-single-word="false"/>
      <style:text-properties officeooo:paragraph-rsid="005ad6e9"/>
    </style:style>
    <style:style style:name="P30" style:family="paragraph" style:parent-style-name="Standard" style:list-style-name="L1">
      <style:paragraph-properties fo:text-align="start" style:justify-single-word="false"/>
      <style:text-properties fo:font-size="12pt" fo:font-weight="normal" officeooo:rsid="001b43f3" officeooo:paragraph-rsid="001b43f3"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fo:font-weight="normal" officeooo:rsid="001dcafc" officeooo:paragraph-rsid="001dcafc"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fo:font-size="12pt" fo:font-weight="normal" officeooo:rsid="001faf92" officeooo:paragraph-rsid="0020ebee" fo:background-color="#ffbf00"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fo:font-size="12pt" fo:font-weight="normal" officeooo:rsid="001faf92" officeooo:paragraph-rsid="0020ebee" fo:background-color="transparent"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2pt" fo:font-weight="normal" officeooo:rsid="0020ebee" officeooo:paragraph-rsid="0020ebee" fo:background-color="transparent" style:font-size-asian="10.5pt" style:font-weight-asian="normal" style:font-size-complex="12pt" style:font-weight-complex="normal"/>
    </style:style>
    <style:style style:name="P35" style:family="paragraph" style:parent-style-name="Standard" style:list-style-name="L1">
      <style:text-properties fo:font-size="12pt" fo:font-weight="normal" officeooo:rsid="0033b8f4" officeooo:paragraph-rsid="0033429e"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font-size="12pt" fo:font-weight="normal" officeooo:rsid="00334dad" officeooo:paragraph-rsid="00334dad" fo:background-color="#ffff00"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fo:font-weight="normal" officeooo:rsid="00336efb" officeooo:paragraph-rsid="004547e6" fo:background-color="#ffff00"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size="16pt" fo:font-weight="bold" officeooo:rsid="00192756" officeooo:paragraph-rsid="001b43f3" style:font-size-asian="16pt" style:font-weight-asian="bold" style:font-size-complex="16pt" style:font-weight-complex="bold"/>
    </style:style>
    <style:style style:name="P39" style:family="paragraph" style:parent-style-name="Standard" style:list-style-name="L1">
      <style:paragraph-properties fo:text-align="start" style:justify-single-word="false"/>
      <style:text-properties fo:font-size="16pt" fo:font-weight="bold" officeooo:rsid="001ca7bf" officeooo:paragraph-rsid="001ca7bf" style:font-size-asian="16pt" style:font-weight-asian="bold" style:font-size-complex="16pt" style:font-weight-complex="bold"/>
    </style:style>
    <style:style style:name="P40" style:family="paragraph" style:parent-style-name="Standard" style:list-style-name="L1">
      <style:paragraph-properties fo:text-align="start" style:justify-single-word="false"/>
      <style:text-properties fo:font-size="16pt" fo:font-weight="bold" officeooo:rsid="001ca7bf" officeooo:paragraph-rsid="001faf92" style:font-size-asian="16pt" style:font-weight-asian="bold" style:font-size-complex="16pt" style:font-weight-complex="bold"/>
    </style:style>
    <style:style style:name="P41" style:family="paragraph" style:parent-style-name="Standard" style:list-style-name="L1">
      <style:paragraph-properties fo:text-align="start" style:justify-single-word="false"/>
      <style:text-properties fo:font-size="16pt" fo:font-weight="bold" officeooo:rsid="001faf92" officeooo:paragraph-rsid="0020ebee" style:font-size-asian="16pt" style:font-weight-asian="bold" style:font-size-complex="16pt" style:font-weight-complex="bold"/>
    </style:style>
    <style:style style:name="P42" style:family="paragraph" style:parent-style-name="Standard" style:list-style-name="L1">
      <style:paragraph-properties fo:text-align="start" style:justify-single-word="false"/>
      <style:text-properties fo:font-size="8pt" officeooo:paragraph-rsid="0020ebee" style:font-size-asian="8pt" style:font-size-complex="8pt"/>
    </style:style>
    <style:style style:name="P43" style:family="paragraph" style:parent-style-name="Standard" style:list-style-name="L1">
      <style:paragraph-properties fo:text-align="start" style:justify-single-word="false"/>
      <style:text-properties fo:color="#000000" fo:font-size="12pt" fo:font-weight="normal" officeooo:rsid="0020ebee" officeooo:paragraph-rsid="0020ebee" fo:background-color="transparent"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color="#000000" fo:font-size="12pt" fo:font-weight="normal" officeooo:rsid="0029bfaa" officeooo:paragraph-rsid="0029bfaa" fo:background-color="transparent"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fo:color="#000000" fo:font-size="12pt" fo:font-weight="normal" officeooo:rsid="002f187a" officeooo:paragraph-rsid="002f187a" fo:background-color="transparent"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color="#000000" fo:font-size="12pt" fo:font-weight="normal" officeooo:rsid="002b2219" officeooo:paragraph-rsid="002b2219" fo:background-color="transparent"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fo:color="#000000" fo:font-size="12pt" fo:font-weight="normal" officeooo:rsid="002b2219" officeooo:paragraph-rsid="002c098b" fo:background-color="transparent"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fo:color="#000000" fo:font-size="12pt" fo:font-weight="normal" officeooo:rsid="002f16a6" officeooo:paragraph-rsid="002f16a6" fo:background-color="transparent"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color="#000000" fo:font-size="12pt" fo:font-weight="normal" officeooo:rsid="002c098b" officeooo:paragraph-rsid="002c098b" fo:background-color="transparent"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color="#000000" fo:font-size="12pt" fo:font-weight="normal" officeooo:rsid="002cf4dd" officeooo:paragraph-rsid="002cf4dd" fo:background-color="transparent"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color="#000000" fo:font-size="12pt" fo:font-weight="normal" officeooo:rsid="002cf4dd" officeooo:paragraph-rsid="002f16a6" fo:background-color="transparent"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fo:color="#000000" fo:font-size="12pt" fo:font-weight="normal" officeooo:rsid="002dec55" officeooo:paragraph-rsid="002dec55" fo:background-color="transparent"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color="#000000" fo:font-size="12pt" fo:font-weight="normal" officeooo:rsid="002fe954" officeooo:paragraph-rsid="002fe954" fo:background-color="transparent"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color="#000000" fo:font-size="12pt" fo:font-weight="normal" officeooo:rsid="0032cd34" officeooo:paragraph-rsid="0032cd34" fo:background-color="transparent"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color="#000000" fo:font-size="12pt" fo:font-weight="normal" officeooo:rsid="0033429e" officeooo:paragraph-rsid="0033429e" fo:background-color="transparent"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color="#000000" fo:font-size="12pt" fo:font-weight="normal" officeooo:rsid="0033b8f4" officeooo:paragraph-rsid="0033429e" fo:background-color="transparent"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color="#000000" fo:font-size="12pt" fo:font-weight="normal" officeooo:rsid="00334dad" officeooo:paragraph-rsid="00334dad" fo:background-color="transparent" style:font-size-asian="10.5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fo:color="#000000" fo:font-size="12pt" fo:font-weight="normal" officeooo:rsid="00336efb" officeooo:paragraph-rsid="00336efb" fo:background-color="transparent"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fo:color="#000000" fo:font-size="12pt" fo:font-weight="normal" officeooo:rsid="0038b45f" officeooo:paragraph-rsid="0038b45f" fo:background-color="transparent" style:font-size-asian="10.5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fo:color="#000000" fo:font-size="12pt" fo:font-weight="normal" officeooo:rsid="003bb89a" officeooo:paragraph-rsid="004547e6" fo:background-color="transparent" style:font-size-asian="10.5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fo:color="#000000" fo:font-size="12pt" fo:font-weight="normal" officeooo:rsid="003e4d48" officeooo:paragraph-rsid="003e4d48" fo:background-color="transparent" style:font-size-asian="10.5pt" style:font-weight-asian="normal" style:font-size-complex="12pt" style:font-weight-complex="normal"/>
    </style:style>
    <style:style style:name="P62" style:family="paragraph" style:parent-style-name="Standard" style:list-style-name="L1">
      <style:paragraph-properties fo:text-align="start" style:justify-single-word="false"/>
      <style:text-properties fo:color="#000000" fo:font-size="12pt" fo:font-weight="normal" officeooo:rsid="003ff46b" officeooo:paragraph-rsid="003ff46b" fo:background-color="transparent" style:font-size-asian="10.5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fo:color="#000000" fo:font-size="12pt" fo:font-weight="normal" officeooo:rsid="0042dd42" officeooo:paragraph-rsid="0042dd42" fo:background-color="transparent" style:font-size-asian="10.5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fo:color="#000000" fo:font-size="12pt" fo:font-weight="normal" officeooo:rsid="002749ec" officeooo:paragraph-rsid="002749ec" fo:background-color="transparent" style:font-size-asian="12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fo:color="#000000" fo:font-size="12pt" fo:font-weight="normal" officeooo:rsid="002946c5" officeooo:paragraph-rsid="002946c5" fo:background-color="transparent" style:font-size-asian="12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fo:color="#000000" fo:font-size="12pt" fo:font-weight="normal" officeooo:rsid="00236613" officeooo:paragraph-rsid="0029bfaa" fo:background-color="transparent" style:font-size-asian="12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fo:color="#000000" fo:font-size="11pt" fo:font-weight="normal" officeooo:rsid="002fe954" officeooo:paragraph-rsid="002fe954" fo:background-color="transparent"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fo:color="#000000" fo:font-size="11pt" fo:font-weight="normal" officeooo:rsid="002fe954" officeooo:paragraph-rsid="002fe954" fo:background-color="transparent" style:font-size-asian="11pt" style:font-weight-asian="normal" style:font-size-complex="11pt" style:font-weight-complex="normal"/>
    </style:style>
    <style:style style:name="P69" style:family="paragraph" style:parent-style-name="Standard" style:list-style-name="L1">
      <style:paragraph-properties fo:text-align="start" style:justify-single-word="false"/>
      <style:text-properties fo:color="#000000" style:font-name="Liberation Serif" fo:font-size="12pt" fo:font-style="normal" fo:font-weight="normal" officeooo:rsid="00510203" officeooo:paragraph-rsid="00510203" fo:background-color="transparent" style:font-size-asian="12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start" style:justify-single-word="false"/>
      <style:text-properties fo:color="#000000" style:font-name="Liberation Serif" fo:font-size="12pt" fo:font-style="normal" fo:font-weight="normal" officeooo:rsid="00510203" officeooo:paragraph-rsid="005116cc" fo:background-color="transparent" style:font-size-asian="12pt" style:font-style-asian="normal" style:font-weight-asian="normal" style:font-size-complex="12pt" style:font-style-complex="normal" style:font-weight-complex="normal"/>
    </style:style>
    <style:style style:name="P71" style:family="paragraph" style:parent-style-name="Standard" style:list-style-name="L1">
      <style:paragraph-properties fo:text-align="start" style:justify-single-word="false"/>
      <style:text-properties officeooo:rsid="002b2219" officeooo:paragraph-rsid="002b2219"/>
    </style:style>
    <style:style style:name="P72" style:family="paragraph" style:parent-style-name="Standard" style:list-style-name="L1">
      <style:paragraph-properties fo:text-align="start" style:justify-single-word="false"/>
      <style:text-properties officeooo:rsid="002f16a6" officeooo:paragraph-rsid="002f16a6"/>
    </style:style>
    <style:style style:name="P73" style:family="paragraph" style:parent-style-name="Standard" style:list-style-name="L1">
      <style:paragraph-properties fo:text-align="start" style:justify-single-word="false"/>
      <style:text-properties officeooo:rsid="002dec55" officeooo:paragraph-rsid="002dec55"/>
    </style:style>
    <style:style style:name="P74" style:family="paragraph" style:parent-style-name="Standard" style:list-style-name="L1">
      <style:paragraph-properties fo:text-align="start" style:justify-single-word="false"/>
      <style:text-properties officeooo:rsid="002fe954" officeooo:paragraph-rsid="002fe954"/>
    </style:style>
    <style:style style:name="P75" style:family="paragraph" style:parent-style-name="Standard" style:list-style-name="L1">
      <style:paragraph-properties fo:text-align="start" style:justify-single-word="false"/>
      <style:text-properties officeooo:rsid="0032cd34" officeooo:paragraph-rsid="0032cd34"/>
    </style:style>
    <style:style style:name="P76" style:family="paragraph" style:parent-style-name="Standard" style:list-style-name="L1">
      <style:text-properties officeooo:rsid="0031e35d" officeooo:paragraph-rsid="0033429e" fo:background-color="#ffff00"/>
    </style:style>
    <style:style style:name="P77" style:family="paragraph" style:parent-style-name="Standard">
      <style:paragraph-properties fo:text-align="start" style:justify-single-word="false"/>
      <style:text-properties officeooo:rsid="004acdb0" officeooo:paragraph-rsid="00510203" fo:background-color="#ffff00"/>
    </style:style>
    <style:style style:name="P78" style:family="paragraph" style:parent-style-name="Standard">
      <style:paragraph-properties fo:text-align="start" style:justify-single-word="false"/>
      <style:text-properties officeooo:rsid="00510203" officeooo:paragraph-rsid="00510203" fo:background-color="#ffff00"/>
    </style:style>
    <style:style style:name="P79" style:family="paragraph" style:parent-style-name="Standard" style:list-style-name="L1">
      <style:paragraph-properties fo:text-align="start" style:justify-single-word="false"/>
      <style:text-properties officeooo:rsid="0038b45f" officeooo:paragraph-rsid="0038b45f"/>
    </style:style>
    <style:style style:name="P80" style:family="paragraph" style:parent-style-name="Standard" style:list-style-name="L1">
      <style:paragraph-properties fo:text-align="start" style:justify-single-word="false"/>
      <style:text-properties fo:font-style="normal" officeooo:rsid="0047160f" officeooo:paragraph-rsid="0047160f" style:font-style-asian="normal" style:font-style-complex="normal"/>
    </style:style>
    <style:style style:name="P81" style:family="paragraph" style:parent-style-name="Standard" style:list-style-name="L1">
      <style:paragraph-properties fo:text-align="start" style:justify-single-word="false"/>
      <style:text-properties fo:font-style="normal" officeooo:rsid="0047160f" officeooo:paragraph-rsid="004c86d0" style:font-style-asian="normal" style:font-style-complex="normal"/>
    </style:style>
    <style:style style:name="P82" style:family="paragraph" style:parent-style-name="Standard" style:list-style-name="L1">
      <style:paragraph-properties fo:text-align="start" style:justify-single-word="false"/>
      <style:text-properties fo:font-style="normal" officeooo:rsid="0048f762" officeooo:paragraph-rsid="0048f762" style:font-style-asian="normal" style:font-style-complex="normal"/>
    </style:style>
    <style:style style:name="P83" style:family="paragraph" style:parent-style-name="Standard" style:list-style-name="L1">
      <style:paragraph-properties fo:text-align="start" style:justify-single-word="false"/>
      <style:text-properties fo:font-style="normal" officeooo:rsid="004e8171" officeooo:paragraph-rsid="004e8171" fo:background-color="transparent" style:font-style-asian="normal" style:font-style-complex="normal"/>
    </style:style>
    <style:style style:name="P84" style:family="paragraph" style:parent-style-name="Standard" style:list-style-name="L1">
      <style:paragraph-properties fo:text-align="start" style:justify-single-word="false"/>
      <style:text-properties officeooo:rsid="004acdb0" officeooo:paragraph-rsid="004acdb0"/>
    </style:style>
    <style:style style:name="P85" style:family="paragraph" style:parent-style-name="Standard" style:list-style-name="L1">
      <style:paragraph-properties fo:text-align="start" style:justify-single-word="false"/>
      <style:text-properties officeooo:rsid="004acdb0" officeooo:paragraph-rsid="00510203"/>
    </style:style>
    <style:style style:name="P86" style:family="paragraph" style:parent-style-name="Standard" style:list-style-name="L1">
      <style:paragraph-properties fo:text-align="start" style:justify-single-word="false"/>
      <style:text-properties officeooo:rsid="004c86d0" officeooo:paragraph-rsid="004c86d0"/>
    </style:style>
    <style:style style:name="P87" style:family="paragraph" style:parent-style-name="Standard" style:list-style-name="L1">
      <style:paragraph-properties fo:text-align="start" style:justify-single-word="false"/>
      <style:text-properties officeooo:rsid="004e8171" officeooo:paragraph-rsid="004e8171"/>
    </style:style>
    <style:style style:name="P88" style:family="paragraph" style:parent-style-name="Standard" style:list-style-name="L1">
      <style:paragraph-properties fo:text-align="start" style:justify-single-word="false"/>
      <style:text-properties officeooo:rsid="004e8171" officeooo:paragraph-rsid="004ffd8f"/>
    </style:style>
    <style:style style:name="P89" style:family="paragraph" style:parent-style-name="Standard" style:list-style-name="L1">
      <style:paragraph-properties fo:text-align="start" style:justify-single-word="false"/>
      <style:text-properties officeooo:rsid="004ffd8f" officeooo:paragraph-rsid="004ffd8f"/>
    </style:style>
    <style:style style:name="P90" style:family="paragraph" style:parent-style-name="Standard" style:list-style-name="L1">
      <style:paragraph-properties fo:text-align="start" style:justify-single-word="false"/>
      <style:text-properties officeooo:rsid="00510203" officeooo:paragraph-rsid="00510203"/>
    </style:style>
    <style:style style:name="P91" style:family="paragraph" style:parent-style-name="Standard" style:list-style-name="L1">
      <style:paragraph-properties fo:text-align="start" style:justify-single-word="false"/>
      <style:text-properties officeooo:rsid="005116cc" officeooo:paragraph-rsid="005116cc"/>
    </style:style>
    <style:style style:name="P92" style:family="paragraph" style:parent-style-name="Standard" style:list-style-name="L1">
      <style:paragraph-properties fo:text-align="start" style:justify-single-word="false"/>
      <style:text-properties officeooo:rsid="0053cee8" officeooo:paragraph-rsid="0053cee8"/>
    </style:style>
    <style:style style:name="P93" style:family="paragraph" style:parent-style-name="Standard" style:list-style-name="L1">
      <style:paragraph-properties fo:text-align="start" style:justify-single-word="false"/>
      <style:text-properties officeooo:rsid="00566941" officeooo:paragraph-rsid="005ad6e9"/>
    </style:style>
    <style:style style:name="P94" style:family="paragraph" style:parent-style-name="Standard" style:list-style-name="L1">
      <style:paragraph-properties fo:text-align="start" style:justify-single-word="false"/>
      <style:text-properties officeooo:rsid="005ad6e9" officeooo:paragraph-rsid="005ad6e9"/>
    </style:style>
    <style:style style:name="P95" style:family="paragraph" style:parent-style-name="Standard">
      <style:paragraph-properties fo:text-align="start" style:justify-single-word="false"/>
      <style:text-properties officeooo:rsid="005ad6e9" officeooo:paragraph-rsid="005ad6e9"/>
    </style:style>
    <style:style style:name="P96" style:family="paragraph" style:parent-style-name="Standard" style:list-style-name="L1">
      <style:paragraph-properties fo:text-align="start" style:justify-single-word="false"/>
      <style:text-properties officeooo:rsid="005afeb8" officeooo:paragraph-rsid="005afeb8"/>
    </style:style>
    <style:style style:name="P97" style:family="paragraph" style:parent-style-name="Standard" style:list-style-name="L1">
      <style:paragraph-properties fo:text-align="start" style:justify-single-word="false"/>
      <style:text-properties officeooo:rsid="005d273e" officeooo:paragraph-rsid="005d273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a9a7a" style:font-size-asian="10.5pt" style:font-weight-asian="normal" style:font-size-complex="12pt" style:font-weight-complex="normal"/>
    </style:style>
    <style:style style:name="T3" style:family="text">
      <style:text-properties fo:font-size="12pt" fo:font-weight="normal" officeooo:rsid="001b43f3" style:font-size-asian="10.5pt" style:font-weight-asian="normal" style:font-size-complex="12pt" style:font-weight-complex="normal"/>
    </style:style>
    <style:style style:name="T4" style:family="text">
      <style:text-properties fo:font-size="12pt" fo:font-weight="normal" officeooo:rsid="001faf92" style:font-size-asian="10.5pt" style:font-weight-asian="normal" style:font-size-complex="12pt" style:font-weight-complex="normal"/>
    </style:style>
    <style:style style:name="T5" style:family="text">
      <style:text-properties fo:font-size="12pt" fo:font-weight="normal" officeooo:rsid="0020ebee" style:font-size-asian="10.5pt" style:font-weight-asian="normal" style:font-size-complex="12pt" style:font-weight-complex="normal"/>
    </style:style>
    <style:style style:name="T6" style:family="text">
      <style:text-properties fo:font-size="12pt" fo:font-weight="normal" officeooo:rsid="002694ca" style:font-size-asian="10.5pt" style:font-weight-asian="normal" style:font-size-complex="12pt" style:font-weight-complex="normal"/>
    </style:style>
    <style:style style:name="T7" style:family="text">
      <style:text-properties fo:font-size="12pt" fo:font-weight="normal" officeooo:rsid="0026cfd1" style:font-size-asian="10.5pt" style:font-weight-asian="normal" style:font-size-complex="12pt" style:font-weight-complex="normal"/>
    </style:style>
    <style:style style:name="T8" style:family="text">
      <style:text-properties fo:font-size="12pt" fo:font-weight="normal" fo:background-color="#ffff00" loext:char-shading-value="0" style:font-size-asian="10.5pt" style:font-weight-asian="normal" style:font-size-complex="12pt" style:font-weight-complex="normal"/>
    </style:style>
    <style:style style:name="T9" style:family="text">
      <style:text-properties fo:font-size="12pt" fo:font-weight="normal" officeooo:rsid="001faf92" fo:background-color="#ffff00" loext:char-shading-value="0" style:font-size-asian="10.5pt" style:font-weight-asian="normal" style:font-size-complex="12pt" style:font-weight-complex="normal"/>
    </style:style>
    <style:style style:name="T10" style:family="text">
      <style:text-properties fo:font-size="12pt" fo:font-weight="normal" officeooo:rsid="001faf92" fo:background-color="#ffbf00" loext:char-shading-value="0" style:font-size-asian="10.5pt" style:font-weight-asian="normal" style:font-size-complex="12pt" style:font-weight-complex="normal"/>
    </style:style>
    <style:style style:name="T11" style:family="text">
      <style:text-properties fo:font-size="12pt" fo:font-weight="normal" fo:background-color="#ff0000" loext:char-shading-value="0" style:font-size-asian="10.5pt" style:font-weight-asian="normal" style:font-size-complex="12pt" style:font-weight-complex="normal"/>
    </style:style>
    <style:style style:name="T12" style:family="text">
      <style:text-properties fo:font-size="12pt" fo:font-weight="normal" fo:background-color="transparent" loext:char-shading-value="0" style:font-size-asian="10.5pt" style:font-weight-asian="normal" style:font-size-complex="12pt" style:font-weight-complex="normal"/>
    </style:style>
    <style:style style:name="T13" style:family="text">
      <style:text-properties fo:font-size="12pt" fo:font-weight="normal" officeooo:rsid="0020ebee" fo:background-color="transparent" loext:char-shading-value="0" style:font-size-asian="10.5pt" style:font-weight-asian="normal" style:font-size-complex="12pt" style:font-weight-complex="normal"/>
    </style:style>
    <style:style style:name="T14" style:family="text">
      <style:text-properties fo:font-size="12pt" fo:font-weight="normal" officeooo:rsid="0022bcee" fo:background-color="transparent" loext:char-shading-value="0" style:font-size-asian="10.5pt" style:font-weight-asian="normal" style:font-size-complex="12pt" style:font-weight-complex="normal"/>
    </style:style>
    <style:style style:name="T15" style:family="text">
      <style:text-properties fo:font-size="12pt" fo:font-weight="normal" officeooo:rsid="00232c85" fo:background-color="transparent" loext:char-shading-value="0" style:font-size-asian="10.5pt" style:font-weight-asian="normal" style:font-size-complex="12pt" style:font-weight-complex="normal"/>
    </style:style>
    <style:style style:name="T16" style:family="text">
      <style:text-properties fo:font-size="12pt" fo:font-weight="normal" officeooo:rsid="0042dd42" fo:background-color="transparent" loext:char-shading-value="0" style:font-size-asian="10.5pt" style:font-weight-asian="normal" style:font-size-complex="12pt" style:font-weight-complex="normal"/>
    </style:style>
    <style:style style:name="T17" style:family="text">
      <style:text-properties fo:font-size="12pt" fo:font-weight="normal" officeooo:rsid="0020ebee" fo:background-color="#ffd7d7" loext:char-shading-value="0" style:font-size-asian="10.5pt" style:font-weight-asian="normal" style:font-size-complex="12pt" style:font-weight-complex="normal"/>
    </style:style>
    <style:style style:name="T18" style:family="text">
      <style:text-properties fo:font-size="12pt" fo:font-weight="bold" officeooo:rsid="0026cfd1" style:font-size-asian="10.5pt" style:font-weight-asian="bold" style:font-size-complex="12pt" style:font-weight-complex="bold"/>
    </style:style>
    <style:style style:name="T19" style:family="text">
      <style:text-properties fo:font-size="12pt" officeooo:rsid="002694ca" style:font-size-asian="10.5pt" style:font-size-complex="12pt"/>
    </style:style>
    <style:style style:name="T20" style:family="text">
      <style:text-properties fo:color="#000000" fo:font-size="12pt" fo:font-weight="normal" officeooo:rsid="001faf92" fo:background-color="#81d41a" loext:char-shading-value="0" style:font-size-asian="10.5pt" style:font-weight-asian="normal" style:font-size-complex="12pt" style:font-weight-complex="normal"/>
    </style:style>
    <style:style style:name="T21" style:family="text">
      <style:text-properties fo:color="#000000" fo:font-size="12pt" fo:font-weight="normal" fo:background-color="transparent" loext:char-shading-value="0" style:font-size-asian="10.5pt" style:font-weight-asian="normal" style:font-size-complex="12pt" style:font-weight-complex="normal"/>
    </style:style>
    <style:style style:name="T22" style:family="text">
      <style:text-properties fo:color="#000000" fo:font-size="12pt" fo:font-weight="normal" officeooo:rsid="002749ec" fo:background-color="transparent" loext:char-shading-value="0" style:font-size-asian="10.5pt" style:font-weight-asian="normal" style:font-size-complex="12pt" style:font-weight-complex="normal"/>
    </style:style>
    <style:style style:name="T23" style:family="text">
      <style:text-properties fo:color="#000000" fo:font-size="12pt" fo:font-weight="normal" officeooo:rsid="00236613" fo:background-color="transparent" loext:char-shading-value="0" style:font-size-asian="10.5pt" style:font-weight-asian="normal" style:font-size-complex="12pt" style:font-weight-complex="normal"/>
    </style:style>
    <style:style style:name="T24" style:family="text">
      <style:text-properties fo:color="#000000" fo:font-size="12pt" fo:font-weight="normal" officeooo:rsid="001a9a7a" fo:background-color="transparent" loext:char-shading-value="0" style:font-size-asian="10.5pt" style:font-weight-asian="normal" style:font-size-complex="12pt" style:font-weight-complex="normal"/>
    </style:style>
    <style:style style:name="T25" style:family="text">
      <style:text-properties fo:color="#000000" fo:font-size="12pt" fo:font-weight="normal" officeooo:rsid="001b43f3" fo:background-color="transparent" loext:char-shading-value="0" style:font-size-asian="10.5pt" style:font-weight-asian="normal" style:font-size-complex="12pt" style:font-weight-complex="normal"/>
    </style:style>
    <style:style style:name="T26" style:family="text">
      <style:text-properties fo:color="#000000" fo:font-size="12pt" fo:font-weight="normal" officeooo:rsid="0029bfaa" fo:background-color="transparent" loext:char-shading-value="0" style:font-size-asian="10.5pt" style:font-weight-asian="normal" style:font-size-complex="12pt" style:font-weight-complex="normal"/>
    </style:style>
    <style:style style:name="T27" style:family="text">
      <style:text-properties fo:color="#000000" fo:font-size="12pt" fo:font-weight="normal" officeooo:rsid="002cf4dd" fo:background-color="transparent" loext:char-shading-value="0" style:font-size-asian="10.5pt" style:font-weight-asian="normal" style:font-size-complex="12pt" style:font-weight-complex="normal"/>
    </style:style>
    <style:style style:name="T28" style:family="text">
      <style:text-properties fo:color="#000000" fo:font-size="12pt" fo:font-weight="normal" officeooo:rsid="002dec55" fo:background-color="transparent" loext:char-shading-value="0" style:font-size-asian="10.5pt" style:font-weight-asian="normal" style:font-size-complex="12pt" style:font-weight-complex="normal"/>
    </style:style>
    <style:style style:name="T29" style:family="text">
      <style:text-properties fo:color="#000000" fo:font-size="12pt" fo:font-weight="normal" officeooo:rsid="002f16a6" fo:background-color="transparent" loext:char-shading-value="0" style:font-size-asian="10.5pt" style:font-weight-asian="normal" style:font-size-complex="12pt" style:font-weight-complex="normal"/>
    </style:style>
    <style:style style:name="T30" style:family="text">
      <style:text-properties fo:color="#000000" fo:font-size="12pt" fo:font-weight="normal" officeooo:rsid="0032cd34" fo:background-color="transparent" loext:char-shading-value="0" style:font-size-asian="10.5pt" style:font-weight-asian="normal" style:font-size-complex="12pt" style:font-weight-complex="normal"/>
    </style:style>
    <style:style style:name="T31" style:family="text">
      <style:text-properties fo:color="#000000" fo:font-size="12pt" fo:font-weight="normal" officeooo:rsid="0033429e" fo:background-color="transparent" loext:char-shading-value="0" style:font-size-asian="10.5pt" style:font-weight-asian="normal" style:font-size-complex="12pt" style:font-weight-complex="normal"/>
    </style:style>
    <style:style style:name="T32" style:family="text">
      <style:text-properties fo:color="#000000" fo:font-size="12pt" fo:font-weight="normal" officeooo:rsid="00336efb" fo:background-color="transparent" loext:char-shading-value="0" style:font-size-asian="10.5pt" style:font-weight-asian="normal" style:font-size-complex="12pt" style:font-weight-complex="normal"/>
    </style:style>
    <style:style style:name="T33" style:family="text">
      <style:text-properties fo:color="#000000" fo:font-size="12pt" fo:font-weight="normal" officeooo:rsid="00360958" fo:background-color="transparent" loext:char-shading-value="0" style:font-size-asian="10.5pt" style:font-weight-asian="normal" style:font-size-complex="12pt" style:font-weight-complex="normal"/>
    </style:style>
    <style:style style:name="T34" style:family="text">
      <style:text-properties fo:color="#000000" fo:font-size="12pt" fo:font-weight="normal" officeooo:rsid="0036a2c6" fo:background-color="transparent" loext:char-shading-value="0" style:font-size-asian="10.5pt" style:font-weight-asian="normal" style:font-size-complex="12pt" style:font-weight-complex="normal"/>
    </style:style>
    <style:style style:name="T35" style:family="text">
      <style:text-properties fo:color="#000000" fo:font-size="12pt" fo:font-weight="normal" officeooo:rsid="0038b45f" fo:background-color="transparent" loext:char-shading-value="0" style:font-size-asian="10.5pt" style:font-weight-asian="normal" style:font-size-complex="12pt" style:font-weight-complex="normal"/>
    </style:style>
    <style:style style:name="T36" style:family="text">
      <style:text-properties fo:color="#000000" fo:font-size="12pt" fo:font-weight="normal" officeooo:rsid="003bb89a" fo:background-color="transparent" loext:char-shading-value="0" style:font-size-asian="10.5pt" style:font-weight-asian="normal" style:font-size-complex="12pt" style:font-weight-complex="normal"/>
    </style:style>
    <style:style style:name="T37" style:family="text">
      <style:text-properties fo:color="#000000" fo:font-size="12pt" fo:font-weight="normal" officeooo:rsid="003c0aa9" fo:background-color="transparent" loext:char-shading-value="0" style:font-size-asian="10.5pt" style:font-weight-asian="normal" style:font-size-complex="12pt" style:font-weight-complex="normal"/>
    </style:style>
    <style:style style:name="T38" style:family="text">
      <style:text-properties fo:color="#000000" fo:font-size="12pt" fo:font-weight="normal" officeooo:rsid="003dff3e" fo:background-color="transparent" loext:char-shading-value="0" style:font-size-asian="10.5pt" style:font-weight-asian="normal" style:font-size-complex="12pt" style:font-weight-complex="normal"/>
    </style:style>
    <style:style style:name="T39" style:family="text">
      <style:text-properties fo:color="#000000" fo:font-size="12pt" fo:font-weight="normal" officeooo:rsid="0042dd42" fo:background-color="transparent" loext:char-shading-value="0" style:font-size-asian="10.5pt" style:font-weight-asian="normal" style:font-size-complex="12pt" style:font-weight-complex="normal"/>
    </style:style>
    <style:style style:name="T40" style:family="text">
      <style:text-properties fo:color="#000000" fo:font-size="12pt" fo:font-weight="normal" officeooo:rsid="004547e6" fo:background-color="transparent" loext:char-shading-value="0" style:font-size-asian="10.5pt" style:font-weight-asian="normal" style:font-size-complex="12pt" style:font-weight-complex="normal"/>
    </style:style>
    <style:style style:name="T41" style:family="text">
      <style:text-properties fo:color="#000000" fo:font-size="12pt" fo:font-weight="normal" officeooo:rsid="0029bfaa" fo:background-color="transparent" loext:char-shading-value="0" style:font-size-asian="12pt" style:font-weight-asian="normal" style:font-size-complex="12pt" style:font-weight-complex="normal"/>
    </style:style>
    <style:style style:name="T42" style:family="text">
      <style:text-properties fo:color="#000000" fo:font-size="12pt" fo:font-weight="normal" officeooo:rsid="00236613" fo:background-color="transparent" loext:char-shading-value="0" style:font-size-asian="12pt" style:font-weight-asian="normal" style:font-size-complex="12pt" style:font-weight-complex="normal"/>
    </style:style>
    <style:style style:name="T43" style:family="text">
      <style:text-properties fo:color="#000000" fo:font-size="12pt" fo:font-weight="normal" officeooo:rsid="002fe954" fo:background-color="transparent" loext:char-shading-value="0" style:font-size-asian="12pt" style:font-weight-asian="normal" style:font-size-complex="12pt" style:font-weight-complex="normal"/>
    </style:style>
    <style:style style:name="T44" style:family="text">
      <style:text-properties fo:color="#000000" fo:font-size="12pt" fo:font-weight="normal" officeooo:rsid="002749ec" fo:background-color="#ffff00" loext:char-shading-value="0" style:font-size-asian="10.5pt" style:font-weight-asian="normal" style:font-size-complex="12pt" style:font-weight-complex="normal"/>
    </style:style>
    <style:style style:name="T45" style:family="text">
      <style:text-properties fo:color="#000000" fo:font-size="12pt" fo:font-weight="normal" officeooo:rsid="002dec55" fo:background-color="#ffff00" loext:char-shading-value="0" style:font-size-asian="10.5pt" style:font-weight-asian="normal" style:font-size-complex="12pt" style:font-weight-complex="normal"/>
    </style:style>
    <style:style style:name="T46" style:family="text">
      <style:text-properties fo:color="#000000" fo:font-size="12pt" fo:font-weight="normal" officeooo:rsid="002cf4dd" fo:background-color="#ffff00" loext:char-shading-value="0" style:font-size-asian="10.5pt" style:font-weight-asian="normal" style:font-size-complex="12pt" style:font-weight-complex="normal"/>
    </style:style>
    <style:style style:name="T47" style:family="text">
      <style:text-properties fo:color="#000000" fo:font-size="12pt" fo:font-weight="normal" officeooo:rsid="002f16a6" fo:background-color="#ffff00" loext:char-shading-value="0" style:font-size-asian="10.5pt" style:font-weight-asian="normal" style:font-size-complex="12pt" style:font-weight-complex="normal"/>
    </style:style>
    <style:style style:name="T48" style:family="text">
      <style:text-properties fo:color="#000000" fo:font-size="12pt" fo:font-weight="normal" officeooo:rsid="0033429e" fo:background-color="#ffff00" loext:char-shading-value="0" style:font-size-asian="10.5pt" style:font-weight-asian="normal" style:font-size-complex="12pt" style:font-weight-complex="normal"/>
    </style:style>
    <style:style style:name="T49" style:family="text">
      <style:text-properties fo:color="#000000" fo:font-size="12pt" fo:font-weight="normal" officeooo:rsid="00360958" fo:background-color="#ffff00" loext:char-shading-value="0" style:font-size-asian="10.5pt" style:font-weight-asian="normal" style:font-size-complex="12pt" style:font-weight-complex="normal"/>
    </style:style>
    <style:style style:name="T50" style:family="text">
      <style:text-properties fo:color="#000000" fo:font-size="12pt" fo:font-weight="normal" officeooo:rsid="0042dd42" fo:background-color="#ffff00" loext:char-shading-value="0" style:font-size-asian="10.5pt" style:font-weight-asian="normal" style:font-size-complex="12pt" style:font-weight-complex="normal"/>
    </style:style>
    <style:style style:name="T51" style:family="text">
      <style:text-properties fo:color="#000000" fo:font-size="12pt" fo:font-style="italic" fo:font-weight="normal" officeooo:rsid="004547e6" fo:background-color="transparent" loext:char-shading-value="0" style:font-size-asian="10.5pt" style:font-style-asian="italic" style:font-weight-asian="normal" style:font-size-complex="12pt" style:font-style-complex="italic" style:font-weight-complex="normal"/>
    </style:style>
    <style:style style:name="T52" style:family="text">
      <style:text-properties fo:color="#000000" fo:font-size="11pt" fo:font-weight="normal" fo:background-color="transparent" loext:char-shading-value="0" style:font-size-asian="11pt" style:font-weight-asian="normal" style:font-size-complex="11pt" style:font-weight-complex="normal"/>
    </style:style>
    <style:style style:name="T53" style:family="text">
      <style:text-properties fo:color="#000000" fo:font-size="11pt" fo:font-weight="normal" officeooo:rsid="002749ec" fo:background-color="transparent" loext:char-shading-value="0" style:font-size-asian="11pt" style:font-weight-asian="normal" style:font-size-complex="11pt" style:font-weight-complex="normal"/>
    </style:style>
    <style:style style:name="T54" style:family="text">
      <style:text-properties fo:color="#000000" fo:font-size="11pt" fo:font-weight="normal" officeooo:rsid="0029bfaa" fo:background-color="transparent" loext:char-shading-value="0" style:font-size-asian="11pt" style:font-weight-asian="normal" style:font-size-complex="11pt" style:font-weight-complex="normal"/>
    </style:style>
    <style:style style:name="T55" style:family="text">
      <style:text-properties fo:color="#000000" fo:font-size="11pt" fo:font-weight="normal" officeooo:rsid="002749ec" fo:background-color="#ffff00" loext:char-shading-value="0" style:font-size-asian="11pt" style:font-weight-asian="normal" style:font-size-complex="11pt" style:font-weight-complex="normal"/>
    </style:style>
    <style:style style:name="T56" style:family="text">
      <style:text-properties fo:color="#000000" fo:font-size="11pt" fo:font-weight="normal" fo:background-color="#800080" loext:char-shading-value="0" style:font-size-asian="11pt" style:font-weight-asian="normal" style:font-size-complex="11pt" style:font-weight-complex="normal"/>
    </style:style>
    <style:style style:name="T57" style:family="text">
      <style:text-properties fo:color="#000000" fo:background-color="transparent" loext:char-shading-value="0" style:font-size-asian="10.5pt"/>
    </style:style>
    <style:style style:name="T58" style:family="text">
      <style:text-properties fo:color="#000000" officeooo:rsid="0034cdd3" fo:background-color="transparent" loext:char-shading-value="0" style:font-size-asian="10.5pt"/>
    </style:style>
    <style:style style:name="T59" style:family="text">
      <style:text-properties fo:color="#000000" officeooo:rsid="0035257f" fo:background-color="transparent" loext:char-shading-value="0" style:font-size-asian="10.5pt"/>
    </style:style>
    <style:style style:name="T60" style:family="text">
      <style:text-properties fo:color="#000000" officeooo:rsid="004547e6" fo:background-color="transparent" loext:char-shading-value="0" style:font-size-asian="10.5pt"/>
    </style:style>
    <style:style style:name="T61" style:family="text">
      <style:text-properties fo:color="#000000" fo:font-style="italic" officeooo:rsid="004547e6" fo:background-color="transparent" loext:char-shading-value="0" style:font-size-asian="10.5pt" style:font-style-asian="italic" style:font-style-complex="italic"/>
    </style:style>
    <style:style style:name="T62" style:family="text">
      <style:text-properties fo:color="#000000" style:font-name="Liberation Serif" fo:font-size="12pt" fo:font-weight="normal" officeooo:rsid="004547e6" fo:background-color="transparent" loext:char-shading-value="0" style:font-size-asian="12pt" style:font-weight-asian="normal" style:font-size-complex="12pt" style:font-weight-complex="normal"/>
    </style:style>
    <style:style style:name="T63" style:family="text">
      <style:text-properties fo:color="#000000" style:font-name="Liberation Serif" fo:font-size="12pt" fo:font-weight="normal" officeooo:rsid="0053cee8" fo:background-color="transparent" loext:char-shading-value="0" style:font-size-asian="12pt" style:font-weight-asian="normal" style:font-size-complex="12pt" style:font-weight-complex="normal"/>
    </style:style>
    <style:style style:name="T64" style:family="text">
      <style:text-properties fo:color="#0000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510203"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5116cc"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5116cc"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5ad6e9"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54ae68"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afeb8"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fe827"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116cc" fo:background-color="#ffff00" loext:char-shading-value="0" style:font-size-asian="12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5ad6e9" fo:background-color="#ffff00" loext:char-shading-value="0" style:font-size-asian="12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5afeb8" fo:background-color="#ffff00" loext:char-shading-value="0" style:font-size-asian="12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5116cc" fo:background-color="#ffbf00" loext:char-shading-value="0" style:font-size-asian="12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fo:background-color="#ffbf00" loext:char-shading-value="0" style:font-size-asian="12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5ad6e9" fo:background-color="#ffbf00" loext:char-shading-value="0" style:font-size-asian="12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fo:background-color="#ff8000" loext:char-shading-value="0"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5ad6e9" fo:background-color="#ff8000" loext:char-shading-value="0"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4" style:family="text">
      <style:text-properties fo:color="#000000" style:font-name="Liberation Serif"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85" style:family="text">
      <style:text-properties fo:font-weight="bold" style:font-weight-asian="bold" style:font-weight-complex="bold"/>
    </style:style>
    <style:style style:name="T86" style:family="text">
      <style:text-properties fo:font-weight="normal" officeooo:rsid="0020ebee" fo:background-color="#ff6d6d" loext:char-shading-value="0" style:font-weight-asian="normal" style:font-weight-complex="normal"/>
    </style:style>
    <style:style style:name="T87" style:family="text">
      <style:text-properties officeooo:rsid="002452c4"/>
    </style:style>
    <style:style style:name="T88" style:family="text">
      <style:text-properties fo:font-size="10pt" fo:font-weight="normal" officeooo:rsid="0020ebee" fo:background-color="transparent" loext:char-shading-value="0" style:font-size-asian="10pt" style:font-weight-asian="normal" style:font-size-complex="10pt" style:font-weight-complex="normal"/>
    </style:style>
    <style:style style:name="T89" style:family="text">
      <style:text-properties fo:font-size="10pt" fo:font-weight="normal" officeooo:rsid="0020ebee" fo:background-color="#ffff00" loext:char-shading-value="0" style:font-size-asian="10pt" style:font-weight-asian="normal" style:font-size-complex="10pt" style:font-weight-complex="normal"/>
    </style:style>
    <style:style style:name="T90" style:family="text">
      <style:text-properties fo:font-size="10pt" fo:font-weight="normal" officeooo:rsid="0020ebee" fo:background-color="#ffbf00" loext:char-shading-value="0" style:font-size-asian="10pt" style:font-weight-asian="normal" style:font-size-complex="10pt" style:font-weight-complex="normal"/>
    </style:style>
    <style:style style:name="T91" style:family="text">
      <style:text-properties fo:font-size="10pt" fo:font-weight="normal" officeooo:rsid="0020ebee" fo:background-color="#ffd7d7" loext:char-shading-value="0" style:font-size-asian="10pt" style:font-weight-asian="normal" style:font-size-complex="10pt" style:font-weight-complex="normal"/>
    </style:style>
    <style:style style:name="T92" style:family="text">
      <style:text-properties fo:font-size="10pt" fo:font-weight="normal" officeooo:rsid="0020ebee" fo:background-color="#ffa6a6" loext:char-shading-value="0" style:font-size-asian="10pt" style:font-weight-asian="normal" style:font-size-complex="10pt" style:font-weight-complex="normal"/>
    </style:style>
    <style:style style:name="T93" style:family="text">
      <style:text-properties fo:font-size="10pt" fo:font-weight="normal" officeooo:rsid="0020ebee" fo:background-color="#ff6d6d" loext:char-shading-value="0" style:font-size-asian="10pt" style:font-weight-asian="normal" style:font-size-complex="10pt" style:font-weight-complex="normal"/>
    </style:style>
    <style:style style:name="T94" style:family="text">
      <style:text-properties fo:font-size="10pt" fo:font-weight="normal" officeooo:rsid="0020ebee" fo:background-color="#ff0000" loext:char-shading-value="0" style:font-size-asian="10pt" style:font-weight-asian="normal" style:font-size-complex="10pt" style:font-weight-complex="normal"/>
    </style:style>
    <style:style style:name="T95" style:family="text">
      <style:text-properties fo:font-size="10pt" fo:font-weight="bold" officeooo:rsid="0020ebee" fo:background-color="#ff0000" loext:char-shading-value="0" style:font-size-asian="10pt" style:font-weight-asian="bold" style:font-size-complex="10pt" style:font-weight-complex="bold"/>
    </style:style>
    <style:style style:name="T96" style:family="text">
      <style:text-properties fo:font-size="11pt" style:font-size-asian="11pt" style:font-size-complex="11pt"/>
    </style:style>
    <style:style style:name="T97" style:family="text">
      <style:text-properties fo:font-size="11pt" officeooo:rsid="002749ec" style:font-size-asian="11pt" style:font-size-complex="11pt"/>
    </style:style>
    <style:style style:name="T98" style:family="text">
      <style:text-properties fo:font-size="11pt" fo:background-color="#ffff00" loext:char-shading-value="0" style:font-size-asian="11pt" style:font-size-complex="11pt"/>
    </style:style>
    <style:style style:name="T99" style:family="text">
      <style:text-properties fo:font-size="11pt" officeooo:rsid="002749ec" fo:background-color="#ffff00" loext:char-shading-value="0" style:font-size-asian="11pt" style:font-size-complex="11pt"/>
    </style:style>
    <style:style style:name="T100" style:family="text">
      <style:text-properties fo:background-color="#ff0000" loext:char-shading-value="0"/>
    </style:style>
    <style:style style:name="T101" style:family="text">
      <style:text-properties fo:background-color="#ffff00" loext:char-shading-value="0"/>
    </style:style>
    <style:style style:name="T102" style:family="text">
      <style:text-properties officeooo:rsid="002cf4dd" fo:background-color="#ffff00" loext:char-shading-value="0"/>
    </style:style>
    <style:style style:name="T103" style:family="text">
      <style:text-properties fo:background-color="#ffff00" loext:char-shading-value="0"/>
    </style:style>
    <style:style style:name="T104" style:family="text">
      <style:text-properties officeooo:rsid="002c098b"/>
    </style:style>
    <style:style style:name="T105" style:family="text">
      <style:text-properties officeooo:rsid="002cf4dd"/>
    </style:style>
    <style:style style:name="T106" style:family="text">
      <style:text-properties officeooo:rsid="002dec55"/>
    </style:style>
    <style:style style:name="T107" style:family="text">
      <style:text-properties officeooo:rsid="002f16a6"/>
    </style:style>
    <style:style style:name="T108" style:family="text">
      <style:text-properties officeooo:rsid="00306712"/>
    </style:style>
    <style:style style:name="T109" style:family="text">
      <style:text-properties officeooo:rsid="0032cd34"/>
    </style:style>
    <style:style style:name="T110" style:family="text">
      <style:text-properties officeooo:rsid="003dff3e"/>
    </style:style>
    <style:style style:name="T111" style:family="text">
      <style:text-properties officeooo:rsid="003e4d48"/>
    </style:style>
    <style:style style:name="T112" style:family="text">
      <style:text-properties officeooo:rsid="003ff46b"/>
    </style:style>
    <style:style style:name="T113" style:family="text">
      <style:text-properties officeooo:rsid="0042dd42"/>
    </style:style>
    <style:style style:name="T114" style:family="text">
      <style:text-properties officeooo:rsid="004547e6"/>
    </style:style>
    <style:style style:name="T115" style:family="text">
      <style:text-properties fo:font-variant="normal" fo:text-transform="none" fo:color="#000000" style:font-name="Liberation Serif" fo:font-size="12pt" fo:letter-spacing="normal" fo:font-style="normal" fo:font-weight="normal" officeooo:rsid="004547e6" fo:background-color="transparent" loext:char-shading-value="0" style:font-size-asian="12pt" style:font-weight-asian="normal" style:font-size-complex="12pt" style:font-weight-complex="normal"/>
    </style:style>
    <style:style style:name="T116" style:family="text">
      <style:text-properties fo:font-variant="normal" fo:text-transform="none" fo:color="#000000" style:font-name="Liberation Serif" fo:font-size="12pt" fo:letter-spacing="normal" fo:font-style="normal" fo:font-weight="normal" officeooo:rsid="0047160f" fo:background-color="transparent" loext:char-shading-value="0" style:font-size-asian="10.5pt" style:font-style-asian="normal" style:font-weight-asian="normal" style:font-size-complex="12pt" style:font-style-complex="normal" style:font-weight-complex="normal"/>
    </style:style>
    <style:style style:name="T117" style:family="text">
      <style:text-properties fo:font-variant="normal" fo:text-transform="none" fo:color="#000000" style:font-name="Liberation Serif" fo:font-size="12pt" fo:letter-spacing="normal" fo:font-style="normal" fo:font-weight="normal" officeooo:rsid="0048f762" fo:background-color="transparent" loext:char-shading-value="0" style:font-size-asian="10.5pt" style:font-style-asian="normal" style:font-weight-asian="normal" style:font-size-complex="12pt" style:font-style-complex="normal" style:font-weight-complex="normal"/>
    </style:style>
    <style:style style:name="T118" style:family="text">
      <style:text-properties fo:font-variant="normal" fo:text-transform="none" fo:color="#000000" style:font-name="Liberation Serif" fo:font-size="12pt" fo:letter-spacing="normal" fo:font-style="normal" fo:font-weight="normal" officeooo:rsid="0048f762" fo:background-color="transparent" loext:char-shading-value="0" style:font-size-asian="10.5pt" style:font-style-asian="normal" style:font-weight-asian="normal" style:font-size-complex="12pt" style:font-style-complex="normal" style:font-weight-complex="normal"/>
    </style:style>
    <style:style style:name="T119" style:family="text">
      <style:text-properties fo:font-variant="normal" fo:text-transform="none" fo:color="#0000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20" style:family="text">
      <style:text-properties fo:font-variant="normal" fo:text-transform="none" fo:color="#000000" style:font-name="Liberation Serif" fo:font-size="12pt" fo:letter-spacing="normal" fo:font-style="normal" fo:font-weight="normal" officeooo:rsid="004acdb0" fo:background-color="transparent" loext:char-shading-value="0" style:font-size-asian="10.5pt" style:font-style-asian="normal" style:font-weight-asian="normal" style:font-size-complex="12pt" style:font-style-complex="normal" style:font-weight-complex="normal"/>
    </style:style>
    <style:style style:name="T121" style:family="text">
      <style:text-properties fo:font-variant="normal" fo:text-transform="none" fo:color="#000000" style:font-name="Liberation Serif" fo:font-size="12pt" fo:letter-spacing="normal" fo:font-style="normal" fo:font-weight="normal" officeooo:rsid="004c86d0" fo:background-color="transparent" loext:char-shading-value="0" style:font-size-asian="10.5pt" style:font-style-asian="normal" style:font-weight-asian="normal" style:font-size-complex="12pt" style:font-style-complex="normal" style:font-weight-complex="normal"/>
    </style:style>
    <style:style style:name="T122" style:family="text">
      <style:text-properties fo:font-variant="normal" fo:text-transform="none" fo:color="#000000" style:font-name="Liberation Serif" fo:font-size="12pt" fo:letter-spacing="normal" fo:font-style="normal" fo:font-weight="normal" officeooo:rsid="004e8171" fo:background-color="transparent" loext:char-shading-value="0" style:font-size-asian="10.5pt" style:font-style-asian="normal" style:font-weight-asian="normal" style:font-size-complex="12pt" style:font-style-complex="normal" style:font-weight-complex="normal"/>
    </style:style>
    <style:style style:name="T123" style:family="text">
      <style:text-properties fo:font-variant="normal" fo:text-transform="none" fo:color="#000000" style:font-name="Liberation Serif" fo:font-size="12pt" fo:letter-spacing="normal" fo:font-style="normal" fo:font-weight="normal" officeooo:rsid="004ffd8f" fo:background-color="transparent" loext:char-shading-value="0" style:font-size-asian="10.5pt" style:font-style-asian="normal" style:font-weight-asian="normal" style:font-size-complex="12pt" style:font-style-complex="normal" style:font-weight-complex="normal"/>
    </style:style>
    <style:style style:name="T124" style:family="text">
      <style:text-properties fo:font-variant="normal" fo:text-transform="none" fo:color="#000000" style:font-name="Liberation Serif" fo:font-size="12pt" fo:letter-spacing="normal" fo:font-style="normal" fo:font-weight="normal" officeooo:rsid="0048f762" fo:background-color="#ffff00" loext:char-shading-value="0" style:font-size-asian="10.5pt" style:font-style-asian="normal" style:font-weight-asian="normal" style:font-size-complex="12pt" style:font-style-complex="normal" style:font-weight-complex="normal"/>
    </style:style>
    <style:style style:name="T125" style:family="text">
      <style:text-properties fo:font-variant="normal" fo:text-transform="none" fo:color="#000000" style:font-name="Liberation Serif" fo:font-size="12pt" fo:letter-spacing="normal" fo:font-style="normal" fo:font-weight="normal" fo:background-color="#ffff00" loext:char-shading-value="0" style:font-size-asian="10.5pt" style:font-style-asian="normal" style:font-weight-asian="normal" style:font-size-complex="12pt" style:font-style-complex="normal" style:font-weight-complex="normal"/>
    </style:style>
    <style:style style:name="T126" style:family="text">
      <style:text-properties fo:font-variant="normal" fo:text-transform="none" fo:color="#000000" style:font-name="Liberation Serif" fo:font-size="12pt" fo:letter-spacing="normal" fo:font-style="normal" fo:font-weight="normal" officeooo:rsid="004acdb0" fo:background-color="#ffff00" loext:char-shading-value="0" style:font-size-asian="10.5pt" style:font-style-asian="normal" style:font-weight-asian="normal" style:font-size-complex="12pt" style:font-style-complex="normal" style:font-weight-complex="normal"/>
    </style:style>
    <style:style style:name="T127" style:family="text">
      <style:text-properties fo:font-variant="normal" fo:text-transform="none" fo:color="#000000" style:font-name="Liberation Serif" fo:font-size="12pt" fo:letter-spacing="normal" fo:font-style="normal" fo:font-weight="normal" officeooo:rsid="004c86d0" fo:background-color="#ffff00" loext:char-shading-value="0" style:font-size-asian="10.5pt" style:font-style-asian="normal" style:font-weight-asian="normal" style:font-size-complex="12pt" style:font-style-complex="normal" style:font-weight-complex="normal"/>
    </style:style>
    <style:style style:name="T128" style:family="text">
      <style:text-properties fo:font-variant="normal" fo:text-transform="none" fo:color="#000000" style:font-name="Liberation Serif" fo:font-size="12pt" fo:letter-spacing="normal" fo:font-style="normal" fo:font-weight="normal" officeooo:rsid="004ffd8f" fo:background-color="#ffff00" loext:char-shading-value="0" style:font-size-asian="10.5pt" style:font-style-asian="normal" style:font-weight-asian="normal" style:font-size-complex="12pt" style:font-style-complex="normal" style:font-weight-complex="normal"/>
    </style:style>
    <style:style style:name="T129" style:family="text">
      <style:text-properties fo:font-variant="normal" fo:text-transform="none" fo:color="#000000" style:font-name="Liberation Serif" fo:font-size="12pt" fo:letter-spacing="normal" fo:font-style="normal" fo:font-weight="normal" officeooo:rsid="004e8171" fo:background-color="#ffff00" loext:char-shading-value="0" style:font-size-asian="10.5pt" style:font-style-asian="normal" style:font-weight-asian="normal" style:font-size-complex="12pt" style:font-style-complex="normal" style:font-weight-complex="normal"/>
    </style:style>
    <style:style style:name="T130" style:family="text">
      <style:text-properties fo:font-variant="normal" fo:text-transform="none" fo:color="#000000"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131" style:family="text">
      <style:text-properties fo:font-variant="normal" fo:text-transform="none" fo:color="#000000" style:font-name="Liberation Serif" fo:font-size="12pt" fo:letter-spacing="normal" fo:font-style="normal" fo:font-weight="normal" officeooo:rsid="00510203" style:font-size-asian="10.5pt" style:font-style-asian="normal" style:font-weight-asian="normal" style:font-size-complex="12pt" style:font-style-complex="normal" style:font-weight-complex="normal"/>
    </style:style>
    <style:style style:name="T132" style:family="text">
      <style:text-properties fo:font-variant="normal" fo:text-transform="none" fo:color="#000000" style:font-name="Liberation Serif" fo:font-size="12pt" fo:letter-spacing="normal" fo:font-style="normal" fo:font-weight="normal" officeooo:rsid="004e8171" style:font-size-asian="10.5pt" style:font-style-asian="normal" style:font-weight-asian="normal" style:font-size-complex="12pt" style:font-style-complex="normal" style:font-weight-complex="normal"/>
    </style:style>
    <style:style style:name="T133" style:family="text">
      <style:text-properties fo:font-variant="normal" fo:text-transform="none" fo:color="#000000" style:font-name="Liberation Serif" fo:font-size="12pt" fo:letter-spacing="normal" fo:font-style="normal" fo:font-weight="bold" officeooo:rsid="0048f762" fo:background-color="#ffff00" loext:char-shading-value="0" style:font-size-asian="10.5pt" style:font-style-asian="normal" style:font-weight-asian="bold" style:font-size-complex="12pt" style:font-style-complex="normal" style:font-weight-complex="bold"/>
    </style:style>
    <style:style style:name="T134" style:family="text">
      <style:text-properties fo:font-variant="normal" fo:text-transform="none" fo:color="#000000" style:font-name="Liberation Serif" fo:font-size="12pt" fo:letter-spacing="normal" fo:font-style="normal" fo:font-weight="bold" officeooo:rsid="004acdb0" fo:background-color="transparent" loext:char-shading-value="0" style:font-size-asian="10.5pt" style:font-style-asian="normal" style:font-weight-asian="bold" style:font-size-complex="12pt" style:font-style-complex="normal" style:font-weight-complex="bold"/>
    </style:style>
    <style:style style:name="T135" style:family="text">
      <style:text-properties fo:font-variant="normal" fo:text-transform="none" fo:color="#000000" style:font-name="Liberation Serif" fo:font-size="12pt" fo:letter-spacing="normal" fo:font-style="normal" fo:font-weight="bold" officeooo:rsid="004c86d0" fo:background-color="transparent" loext:char-shading-value="0" style:font-size-asian="10.5pt" style:font-style-asian="normal" style:font-weight-asian="bold" style:font-size-complex="12pt" style:font-style-complex="normal" style:font-weight-complex="bold"/>
    </style:style>
    <style:style style:name="T136" style:family="text">
      <style:text-properties fo:font-variant="normal" fo:text-transform="none" fo:color="#000000" style:font-name="Liberation Serif" fo:font-size="12pt" fo:letter-spacing="normal" fo:font-style="italic" fo:font-weight="normal" officeooo:rsid="004547e6" fo:background-color="transparent" loext:char-shading-value="0" style:font-size-asian="10.5pt" style:font-style-asian="italic" style:font-weight-asian="normal" style:font-size-complex="12pt" style:font-style-complex="italic" style:font-weight-complex="normal"/>
    </style:style>
    <style:style style:name="T137" style:family="text">
      <style:text-properties fo:font-variant="normal" fo:text-transform="none" fo:color="#0000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38" style:family="text">
      <style:text-properties fo:font-variant="normal" fo:text-transform="none" fo:color="#000000" style:font-name="Liberation Serif" fo:font-size="12pt" fo:letter-spacing="normal" fo:font-style="italic" fo:font-weight="normal" officeooo:rsid="0053cee8" fo:background-color="transparent" loext:char-shading-value="0" style:font-size-asian="10.5pt" style:font-style-asian="italic" style:font-weight-asian="normal" style:font-size-complex="12pt" style:font-style-complex="italic" style:font-weight-complex="normal"/>
    </style:style>
    <style:style style:name="T139" style:family="text">
      <style:text-properties fo:font-variant="normal" fo:text-transform="none" fo:color="#000000" style:font-name="Liberation Serif" fo:font-size="12pt" fo:letter-spacing="normal" fo:font-style="italic" fo:font-weight="normal" officeooo:rsid="004e8171" fo:background-color="#ffbf00" loext:char-shading-value="0" style:font-size-asian="10.5pt" style:font-style-asian="italic" style:font-weight-asian="normal" style:font-size-complex="12pt" style:font-style-complex="italic" style:font-weight-complex="normal"/>
    </style:style>
    <style:style style:name="T140" style:family="text">
      <style:text-properties fo:font-variant="normal" fo:text-transform="none" fo:color="#000000" style:font-name="Liberation Serif" fo:font-size="12pt" fo:letter-spacing="normal" fo:font-style="italic" fo:font-weight="normal" fo:background-color="#ffbf00" loext:char-shading-value="0" style:font-size-asian="10.5pt" style:font-style-asian="italic" style:font-weight-asian="normal" style:font-size-complex="12pt" style:font-style-complex="italic" style:font-weight-complex="normal"/>
    </style:style>
    <style:style style:name="T141" style:family="text">
      <style:text-properties fo:font-variant="normal" fo:text-transform="none" fo:color="#000000" style:font-name="Liberation Serif" fo:font-size="12pt" fo:letter-spacing="normal" fo:font-style="italic" fo:font-weight="normal" fo:background-color="#ffff00" loext:char-shading-value="0" style:font-size-asian="10.5pt" style:font-style-asian="italic" style:font-weight-asian="normal" style:font-size-complex="12pt" style:font-style-complex="italic" style:font-weight-complex="normal"/>
    </style:style>
    <style:style style:name="T142" style:family="text">
      <style:text-properties fo:font-variant="normal" fo:text-transform="none" fo:color="#000000" style:font-name="Liberation Serif" fo:font-size="12pt" fo:letter-spacing="normal" fo:font-style="italic" fo:font-weight="normal" officeooo:rsid="004ffd8f" fo:background-color="#ffff00" loext:char-shading-value="0" style:font-size-asian="10.5pt" style:font-style-asian="italic" style:font-weight-asian="normal" style:font-size-complex="12pt" style:font-style-complex="italic" style:font-weight-complex="normal"/>
    </style:style>
    <style:style style:name="T143" style:family="text">
      <style:text-properties fo:font-variant="normal" fo:text-transform="none" fo:color="#000000" style:font-name="Liberation Serif" fo:font-size="12pt" fo:letter-spacing="normal" fo:font-weight="normal" fo:background-color="transparent" loext:char-shading-value="0" style:font-size-asian="10.5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weight="normal" officeooo:rsid="004547e6" fo:background-color="transparent" loext:char-shading-value="0" style:font-size-asian="10.5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weight="normal" fo:background-color="transparent" loext:char-shading-value="0" style:font-size-asian="10.5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weight="normal" officeooo:rsid="004c86d0" fo:background-color="transparent" loext:char-shading-value="0" style:font-size-asian="10.5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weight="normal" officeooo:rsid="004e8171" fo:background-color="transparent" loext:char-shading-value="0" style:font-size-asian="10.5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weight="normal" fo:background-color="#ffff00" loext:char-shading-value="0" style:font-size-asian="10.5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weight="normal" fo:background-color="#ffff00" loext:char-shading-value="0" style:font-size-asian="10.5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weight="normal" officeooo:rsid="0047160f" fo:background-color="#ffff00" loext:char-shading-value="0" style:font-size-asian="10.5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weight="normal" fo:background-color="#ff0000" loext:char-shading-value="0" style:font-size-asian="10.5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T153" style:family="text">
      <style:text-properties fo:font-variant="normal" fo:text-transform="none" fo:color="#000000" style:font-name="Liberation Serif" fo:font-size="12pt" fo:letter-spacing="normal" fo:font-weight="bold" fo:background-color="#ffff00" loext:char-shading-value="0" style:font-size-asian="10.5pt" style:font-weight-asian="bold" style:font-size-complex="12pt" style:font-weight-complex="bold"/>
    </style:style>
    <style:style style:name="T154" style:family="text">
      <style:text-properties fo:font-style="italic" officeooo:rsid="004547e6" style:font-style-asian="italic" style:font-style-complex="italic"/>
    </style:style>
    <style:style style:name="T155" style:family="text">
      <style:text-properties officeooo:rsid="005116cc"/>
    </style:style>
    <style:style style:name="T156" style:family="text">
      <style:text-properties officeooo:rsid="005fe8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lication Programming Interface APIs</text:p>
      <text:p text:style-name="P2">Introduction</text:p>
      <text:list xml:id="list3087205428" text:style-name="L1">
        <text:list-item>
          <text:p text:style-name="P9"><text:span text:style-name="T2">APIs are sources of information/data/</text:span><text:span text:style-name="T3">protocols/functions/objects</text:span><text:span text:style-name="T2"> that can be utilized by </text:span><text:span text:style-name="T3">developers to used in</text:span><text:span text:style-name="T2"> sites/applications </text:span></text:p>
        </text:list-item>
        <text:list-item>
          <text:p text:style-name="P30">APIs used to <text:span text:style-name="T85">create SW</text:span> (e.g., jQuery) or interact with <text:span text:style-name="T85">external systems</text:span> (e.g., <text:s/>interacting with Facebook's APIs to interact with the Facebook's data base to get specific data about the Facebook users)</text:p>
        </text:list-item>
      </text:list>
      <text:p text:style-name="P1"/>
      <text:p text:style-name="P3">End Points, Paths, Parameters</text:p>
      <text:list xml:id="list214223888540180" text:continue-numbering="true" text:style-name="L1">
        <text:list-item>
          <text:p text:style-name="P38"><text:span text:style-name="T2">APIs are sources of information/data/</text:span><text:span text:style-name="T3">protocols/functions/objects</text:span><text:span text:style-name="T2"> that can be utilized by </text:span><text:span text:style-name="T3">developers to used in</text:span><text:span text:style-name="T2"> sites/applications </text:span></text:p>
        </text:list-item>
        <text:list-item>
          <text:p text:style-name="P39"><text:span text:style-name="T2">E</text:span><text:span text:style-name="T1">nd Points </text:span><text:span text:style-name="T6">(i.e., the starting URL) </text:span><text:span text:style-name="T1">tend to be hyperlinks that can be pasted into a browser for a specific request. An endpoint is an access point to send the HTTP requests to and get your response. </text:span><text:span text:style-name="T19">Every API that interacts with an external system (e.g., your machine) has an End Point</text:span></text:p>
          <text:list>
            <text:list-item>
              <text:p text:style-name="P10"><text:span text:style-name="T6">E</text:span><text:span text:style-name="T7">nd Points majority of times require a path to show some results</text:span><text:span text:style-name="T18"> </text:span></text:p>
            </text:list-item>
            <text:list-item>
              <text:p text:style-name="P39"><text:span text:style-name="T4">An API’s End Point -&gt; </text:span><text:span text:style-name="T12">https://v2.jokeapi.dev</text:span><text:span text:style-name="T8">/joke/</text:span></text:p>
            </text:list-item>
          </text:list>
        </text:list-item>
        <text:list-item>
          <text:p text:style-name="P31">Paths &amp; Parameters, used to narrow down a specific piece of data</text:p>
          <text:list>
            <text:list-item>
              <text:p text:style-name="P40"><text:span text:style-name="T5">Example of </text:span><text:span text:style-name="T4">An API’s</text:span><text:span text:style-name="T9"> End Point</text:span><text:span text:style-name="T4">, </text:span><text:span text:style-name="T10">Path</text:span><text:span text:style-name="T4"> &amp; </text:span><text:span text:style-name="T20">Parameters</text:span><text:span text:style-name="T4">-&gt; </text:span><text:a xlink:type="simple" xlink:href="https://v2.jokeapi.dev/joke/Any?contains=soccer" text:style-name="Internet_20_link" text:visited-style-name="Visited_20_Internet_20_Link"><text:span text:style-name="T12">https://v2.jokeapi.dev</text:span></text:a><text:a xlink:type="simple" xlink:href="https://v2.jokeapi.dev/joke/Any?contains=soccer" text:style-name="Internet_20_link" text:visited-style-name="Visited_20_Internet_20_Link"><text:span text:style-name="T8">/joke/</text:span></text:a><text:a xlink:type="simple" xlink:href="https://v2.jokeapi.dev/joke/Any?contains=soccer" text:style-name="Internet_20_link" text:visited-style-name="Visited_20_Internet_20_Link"><text:span text:style-name="T10">Any</text:span></text:a><text:a xlink:type="simple" xlink:href="https://v2.jokeapi.dev/joke/Any?contains=soccer" text:style-name="Internet_20_link" text:visited-style-name="Visited_20_Internet_20_Link"><text:span text:style-name="T20">?contains=soccer</text:span></text:a></text:p>
            </text:list-item>
            <text:list-item>
              <text:p text:style-name="P32">Paths, </text:p>
              <text:list>
                <text:list-item>
                  <text:p text:style-name="P33">come after the end point and usually separated from the end point by a “/” or multiple “/” for multiple paths</text:p>
                </text:list-item>
              </text:list>
            </text:list-item>
            <text:list-item>
              <text:p text:style-name="P41"><text:span text:style-name="T11">Parameters,</text:span><text:span text:style-name="T12"> </text:span></text:p>
              <text:list>
                <text:list-item>
                  <text:p text:style-name="P11"><text:span text:style-name="T13">Are placed after the End Point and the Paths. They are used for query filtration. They are used presented in the format of “Key Value Pair </text:span><text:span text:style-name="T15">&amp; an “=” sign in between</text:span><text:span text:style-name="T13">”. </text:span><text:span text:style-name="T14">A Key Value Pair is having filter from a table of data. </text:span><text:span text:style-name="T13"><text:s/></text:span><text:span text:style-name="T14">For example: <text:s/></text:span><text:span text:style-name="T17">blacklistFlags=religious </text:span><text:span text:style-name="T14">this is a key “blacklistFlags” and value “religious”. </text:span><text:span text:style-name="T15">A “=” must be put between the key and the value pair</text:span></text:p>
                </text:list-item>
                <text:list-item>
                  <text:p text:style-name="P34">The first parameter/query (key value pair), always has a “<text:span text:style-name="T100">?</text:span>” in front of it. Any parameter/query (key value pair) after that is separated by a “<text:span text:style-name="T100">&amp;</text:span>” sign </text:p>
                  <text:list>
                    <text:list-item>
                      <text:p text:style-name="P42"><text:span text:style-name="T88">https://v2.jokeapi.dev</text:span><text:span text:style-name="T94">/</text:span><text:span text:style-name="T89">joke</text:span><text:span text:style-name="T95">/</text:span><text:span text:style-name="T90">Any</text:span><text:span text:style-name="T95">?</text:span><text:span text:style-name="T91">blacklistFlags=religious,political</text:span><text:span text:style-name="T95">&amp;</text:span><text:span text:style-name="T92">type=single</text:span><text:span text:style-name="T95">&amp;</text:span><text:span text:style-name="T93">contains=coo</text:span><text:span text:style-name="T86">l</text:span></text:p>
                      <text:p text:style-name="P43"/>
                    </text:list-item>
                  </text:list>
                </text:list-item>
              </text:list>
            </text:list-item>
          </text:list>
        </text:list-item>
      </text:list>
      <text:p text:style-name="P4"><text:s/></text:p>
      <text:p text:style-name="P4">API Authentication, <text:s/>Postman, <text:span text:style-name="T87">JSON (JavaScript Object Notation)</text:span></text:p>
      <text:list xml:id="list214223716129424" text:continue-numbering="true" text:style-name="L1">
        <text:list-item>
          <text:p text:style-name="P12"><text:span text:style-name="T22">In Programming using </text:span><text:span text:style-name="T44">{}</text:span><text:span text:style-name="T22"> is a place holder </text:span></text:p>
          <text:list>
            <text:list-item>
              <text:p text:style-name="P64">For example the data in <text:span text:style-name="T101">{}</text:span> must be changed because <text:span text:style-name="T101">{}</text:span> represents what to change for your own case and once you change it remove <text:span text:style-name="T101">{}</text:span>: </text:p>
            </text:list-item>
          </text:list>
        </text:list-item>
      </text:list>
      <text:p text:style-name="P8">https://api.openweathermap.org/data/2.5/weather?q=<text:span text:style-name="T101">{city name}</text:span>&amp;appid=<text:span text:style-name="T101">{API key}</text:span></text:p>
      <text:p text:style-name="P7"><text:a xlink:type="simple" xlink:href="https://api.openweathermap.org/data/2.5/weather?q=Toronto&amp;appid=72dcb361dd0079d3b52b1b0190b00f17" text:style-name="Internet_20_link" text:visited-style-name="Visited_20_Internet_20_Link"><text:span text:style-name="T96">https://api.openweathermap.org/data/2.5/weather?q=</text:span></text:a><text:a xlink:type="simple" xlink:href="https://api.openweathermap.org/data/2.5/weather?q=Toronto&amp;appid=72dcb361dd0079d3b52b1b0190b00f17" text:style-name="Internet_20_link" text:visited-style-name="Visited_20_Internet_20_Link"><text:span text:style-name="T98">Toronto</text:span></text:a><text:a xlink:type="simple" xlink:href="https://api.openweathermap.org/data/2.5/weather?q=Toronto&amp;appid=72dcb361dd0079d3b52b1b0190b00f17" text:style-name="Internet_20_link" text:visited-style-name="Visited_20_Internet_20_Link"><text:span text:style-name="T96">&amp;appid=</text:span></text:a><text:a xlink:type="simple" xlink:href="https://api.openweathermap.org/data/2.5/weather?q=Toronto&amp;appid=72dcb361dd0079d3b52b1b0190b00f17" text:style-name="Internet_20_link" text:visited-style-name="Visited_20_Internet_20_Link"><text:span text:style-name="T98">72dcb361dd0079d3b52b1b0190b00f17</text:span></text:a></text:p>
      <text:list xml:id="list214223788559778" text:continue-numbering="true" text:style-name="L1">
        <text:list-item>
          <text:list>
            <text:list-item>
              <text:p text:style-name="P64"><text:span text:style-name="T101">{city name}</text:span> was replaced by <text:span text:style-name="T101">Toronto</text:span>, without also inheriting the <text:span text:style-name="T101">{}</text:span></text:p>
              <text:list>
                <text:list-item>
                  <text:list>
                    <text:list-item>
                      <text:p text:style-name="P65">The End Point ends. The Path is part of the end point and the End Point / Path ends at <text:s/>the of “weather” </text:p>
                    </text:list-item>
                    <text:list-item>
                      <text:p text:style-name="P65">Parameters begin by “q”</text:p>
                    </text:list-item>
                    <text:list-item>
                      <text:p text:style-name="P65">The next Parameter is “appid”</text:p>
                    </text:list-item>
                  </text:list>
                </text:list-item>
              </text:list>
            </text:list-item>
          </text:list>
        </text:list-item>
        <text:list-item>
          <text:p text:style-name="P66">Authentication </text:p>
          <text:list>
            <text:list-item>
              <text:p text:style-name="P66"><text:soft-page-break/>is the ability to keep track of who uses the API, how they use the API, and the privileges the user of the API is given </text:p>
              <text:list>
                <text:list-item>
                  <text:p text:style-name="P13"><text:span text:style-name="T41">The authentication in -&gt; <text:s/></text:span><text:a xlink:type="simple" xlink:href="https://api.openweathermap.org/data/2.5/weather?q=Toronto&amp;appid=72dcb361dd0079d3b52b1b0190b00f17" text:style-name="Internet_20_link" text:visited-style-name="Visited_20_Internet_20_Link"><text:span text:style-name="T53">https://api.openweathermap.org/data/2.5/weather?q=</text:span></text:a><text:a xlink:type="simple" xlink:href="https://api.openweathermap.org/data/2.5/weather?q=Toronto&amp;appid=72dcb361dd0079d3b52b1b0190b00f17" text:style-name="Internet_20_link" text:visited-style-name="Visited_20_Internet_20_Link"><text:span text:style-name="T55">Toronto</text:span></text:a><text:a xlink:type="simple" xlink:href="https://api.openweathermap.org/data/2.5/weather?q=Toronto&amp;appid=72dcb361dd0079d3b52b1b0190b00f17" text:style-name="Internet_20_link" text:visited-style-name="Visited_20_Internet_20_Link"><text:span text:style-name="T53">&amp;appid=</text:span></text:a><text:a xlink:type="simple" xlink:href="https://api.openweathermap.org/data/2.5/weather?q=Toronto&amp;appid=72dcb361dd0079d3b52b1b0190b00f17" text:style-name="Internet_20_link" text:visited-style-name="Visited_20_Internet_20_Link"><text:span text:style-name="T55">72dcb361dd0079d3b52b1b0190b00f17</text:span></text:a><text:span text:style-name="T53"> </text:span><text:span text:style-name="T54">is the appid <text:s/>(e.g., application ID)</text:span></text:p>
                </text:list-item>
              </text:list>
            </text:list-item>
            <text:list-item>
              <text:p text:style-name="P14"><text:span text:style-name="T23"><text:s/></text:span><text:span text:style-name="T24">APIs are sources of information/data/</text:span><text:span text:style-name="T25">protocols/functions/objects</text:span><text:span text:style-name="T24"> that can be utilized by </text:span><text:span text:style-name="T25">developers to used in</text:span><text:span text:style-name="T24"> sites/applications </text:span></text:p>
            </text:list-item>
          </text:list>
        </text:list-item>
        <text:list-item>
          <text:p text:style-name="P13"><text:span text:style-name="T41">Postman</text:span><text:span text:style-name="T42"> </text:span></text:p>
          <text:list>
            <text:list-item>
              <text:p text:style-name="P44">An application used to test APIs. It is available for Linux</text:p>
            </text:list-item>
            <text:list-item>
              <text:p text:style-name="P45">An environment in Postman is a set of variables or key value pairs which are used in the request (e.g., q and <text:span text:style-name="T101">Toronto</text:span> or appid and <text:a xlink:type="simple" xlink:href="https://api.openweathermap.org/data/2.5/weather?q=Toronto&amp;appid=72dcb361dd0079d3b52b1b0190b00f17" text:style-name="Internet_20_link" text:visited-style-name="Visited_20_Internet_20_Link"><text:span text:style-name="T99">72dcb361dd0079d3b52b1b0190b00f17</text:span></text:a><text:span text:style-name="T97"> </text:span><text:span text:style-name="T96">)</text:span></text:p>
            </text:list-item>
            <text:list-item>
              <text:p text:style-name="P71"><text:span text:style-name="T26">N</text:span><text:span text:style-name="T21">ewman is the command line running for Postman</text:span></text:p>
              <text:list>
                <text:list-item>
                  <text:p text:style-name="P46">Newman is a command-line Collection Runner for Postman. It enables you to run and test a Postman Collection directly from the command line. It's built with extensibility in mind so that you can integrate it with your continuous integration servers and build systems.</text:p>
                </text:list-item>
                <text:list-item>
                  <text:p text:style-name="P48">Newman can generate reports for the API requests </text:p>
                </text:list-item>
                <text:list-item>
                  <text:p text:style-name="P47">Install <text:span text:style-name="T105">n</text:span>ewman <text:span text:style-name="T104">steps </text:span></text:p>
                  <text:list>
                    <text:list-item>
                      <text:p text:style-name="P49">1. Check if node is available -&gt; node -v </text:p>
                    </text:list-item>
                    <text:list-item>
                      <text:p text:style-name="P47"><text:span text:style-name="T104">2. Check if npm is available </text:span>-&gt; <text:span text:style-name="T104">npm -v </text:span></text:p>
                    </text:list-item>
                    <text:list-item>
                      <text:p text:style-name="P47"><text:span text:style-name="T105">3. Install newman -&gt; </text:span><text:span text:style-name="T104">n</text:span>pm install -g newman</text:p>
                    </text:list-item>
                    <text:list-item>
                      <text:p text:style-name="P50">4. Check if newman has been installed -&gt; newman -v</text:p>
                    </text:list-item>
                  </text:list>
                </text:list-item>
                <text:list-item>
                  <text:p text:style-name="P52">Resources: </text:p>
                  <text:list>
                    <text:list-item>
                      <text:p text:style-name="P52"><text:a xlink:type="simple" xlink:href="https://www.youtube.com/watch?v=M_9sHWKhXqQ&amp;t=206s&amp;ab_channel=TheTestingAcademy" text:style-name="Internet_20_link" text:visited-style-name="Visited_20_Internet_20_Link">https://www.youtube.com/watch?v=M_9sHWKhXqQ&amp;t=206s&amp;ab_channel=TheTestingAcademy</text:a></text:p>
                    </text:list-item>
                    <text:list-item>
                      <text:p text:style-name="P52">https://www.npmjs.com/package/newman</text:p>
                    </text:list-item>
                  </text:list>
                </text:list-item>
                <text:list-item>
                  <text:p text:style-name="P50">Running newman </text:p>
                  <text:list>
                    <text:list-item>
                      <text:p text:style-name="P50">To run newman -&gt; newman run <text:span text:style-name="T101">{The collection, which is a .json file}</text:span></text:p>
                      <text:list>
                        <text:list-item>
                          <text:p text:style-name="P50">When running newman your location must be in the same location as the location of the collection JSON file </text:p>
                        </text:list-item>
                        <text:list-item>
                          <text:p text:style-name="P50">The collection is the export of the collection <text:span text:style-name="T106">of API GET requests made and </text:span>that was created in Postman <text:span text:style-name="T106">of whatever API request you have made </text:span></text:p>
                        </text:list-item>
                      </text:list>
                    </text:list-item>
                    <text:list-item>
                      <text:p text:style-name="P50">Steps <text:span text:style-name="T106">(With using Postman’s UI </text:span><text:span text:style-name="T107">Method 1</text:span><text:span text:style-name="T106">)</text:span> <text:span text:style-name="T107">(No need to sign in to UI):</text:span></text:p>
                      <text:list>
                        <text:list-item>
                          <text:p text:style-name="P15"><text:span text:style-name="T28">1. </text:span><text:span text:style-name="T29">You do not need to sign in to the UI and you must run CMD from the exact location as the collection .JSON file</text:span></text:p>
                        </text:list-item>
                        <text:list-item>
                          <text:p text:style-name="P50"><text:span text:style-name="T107">2</text:span>. In Postman’s UI, create a “GET” API request and save it in a collection file </text:p>
                        </text:list-item>
                        <text:list-item>
                          <text:p text:style-name="P52"><text:span text:style-name="T107">3</text:span>. While in the Postman UI, “Export” the collection </text:p>
                        </text:list-item>
                        <text:list-item>
                          <text:p text:style-name="P52"><text:span text:style-name="T107">4</text:span>. To run newman type -&gt; <text:span text:style-name="T105">newman run </text:span><text:span text:style-name="T102">{The collection, which is a .json file}</text:span></text:p>
                        </text:list-item>
                      </text:list>
                    </text:list-item>
                    <text:list-item>
                      <text:p text:style-name="P51">Steps <text:span text:style-name="T106">(With using Postman’s UI </text:span><text:span text:style-name="T107">Method 1</text:span><text:span text:style-name="T106">) </text:span><text:span text:style-name="T107">(You must sign in to the UI)</text:span></text:p>
                      <text:list>
                        <text:list-item>
                          <text:p text:style-name="P72"><text:span text:style-name="T28">1. </text:span><text:span text:style-name="T21">You must sign in to the UI and you do not need to run CMD from the exact location as the collection .JSON file</text:span></text:p>
                        </text:list-item>
                        <text:list-item>
                          <text:p text:style-name="P15"><text:span text:style-name="T29">2</text:span><text:span text:style-name="T27">. <text:s/>In Postman’s UI, create a “GET” API request and save it in a collection file</text:span></text:p>
                        </text:list-item>
                        <text:list-item>
                          <text:p text:style-name="P72"><text:span text:style-name="T21">3</text:span><text:span text:style-name="T27">. </text:span><text:span text:style-name="T21">Click on the collection and select “Share”</text:span></text:p>
                        </text:list-item>
                        <text:list-item>
                          <text:p text:style-name="P48">4. Click “Via JSON link” and copy the link </text:p>
                        </text:list-item>
                        <text:list-item>
                          <text:p text:style-name="P15"><text:span text:style-name="T29">5. </text:span><text:span text:style-name="T27">To run newman type -&gt; newman run </text:span><text:span text:style-name="T46">{</text:span><text:span text:style-name="T45">The </text:span><text:span text:style-name="T47">Generated URL link from Postman</text:span><text:span text:style-name="T46">}</text:span></text:p>
                          <text:list>
                            <text:list-item>
                              <text:p text:style-name="P73"><text:span text:style-name="T27">n</text:span><text:span text:style-name="T21">ewman run </text:span><text:a xlink:type="simple" xlink:href="https://www.getpostman.com/collections/05318066c6d0298bcac4" text:style-name="Internet_20_link" text:visited-style-name="Visited_20_Internet_20_Link"><text:span text:style-name="T55">https://www.getpostman.com/collections/05318066c6d0298bcac4</text:span></text:a></text:p>
                            </text:list-item>
                          </text:list>
                        </text:list-item>
                      </text:list>
                    </text:list-item>
                  </text:list>
                </text:list-item>
              </text:list>
            </text:list-item>
          </text:list>
        </text:list-item>
        <text:list-item>
          <text:p text:style-name="P16"><text:span text:style-name="T43">JSON</text:span><text:span text:style-name="T42"> </text:span><text:span text:style-name="T43">(Javascript Object Notation) Format for Data Transfer</text:span></text:p>
          <text:list>
            <text:list-item>
              <text:p text:style-name="P53"><text:soft-page-break/><text:span text:style-name="T97">J</text:span><text:span text:style-name="T96">SON format is used to pass data on the internet (i.d., receive data from APIs) and the reason why it is used is because it meets the minimum requirements of being readable by a human &amp; at the same time it may be collapsed down to take a little space as possible</text:span></text:p>
            </text:list-item>
            <text:list-item>
              <text:p text:style-name="P53"><text:span text:style-name="T97">J</text:span><text:span text:style-name="T96">SON looks similar to Javascript objects, when we create a library in javascript. However they are different. </text:span></text:p>
              <text:list>
                <text:list-item>
                  <text:p text:style-name="P67">In Javascript objects. The variables names and they keys are not strings </text:p>
                </text:list-item>
                <text:list-item>
                  <text:p text:style-name="P67">In JSON. The variables names and they keys are strings </text:p>
                </text:list-item>
              </text:list>
            </text:list-item>
            <text:list-item>
              <text:p text:style-name="P67">JSON is not the only format that data is transferred as. There are different formats such as XML or HTML. However, JSON is the most common format due to its light weight and it is capability of being turned back easily into javascript code </text:p>
            </text:list-item>
            <text:list-item>
              <text:p text:style-name="P74"><text:span text:style-name="T52">The Google Chrome’s add on of “</text:span><text:span text:style-name="T56">JSON Viewer Awesome</text:span><text:span text:style-name="T52">” able to turn raw API received data into a pretty data</text:span></text:p>
            </text:list-item>
          </text:list>
        </text:list-item>
      </text:list>
      <text:p text:style-name="P68"/>
      <text:p text:style-name="P5"/>
      <text:p text:style-name="P5"><text:span text:style-name="T109">Using API Data in Our Own Web Apps -&gt; </text:span><text:span text:style-name="T108">Making GET Requests with the Node HTTPS Module</text:span></text:p>
      <text:list xml:id="list214223815810016" text:continue-numbering="true" text:style-name="L1">
        <text:list-item>
          <text:p text:style-name="P75"><text:span text:style-name="T22">S</text:span><text:span text:style-name="T21">cenario: </text:span></text:p>
          <text:list>
            <text:list-item>
              <text:p text:style-name="P54">The customer will attempt to access our site (i.d., requesting the site’s HTML, CSS, and JS files). </text:p>
            </text:list-item>
            <text:list-item>
              <text:p text:style-name="P54">However, to update these files we need to access the API of another server and get its information. </text:p>
            </text:list-item>
            <text:list-item>
              <text:p text:style-name="P54">That API provides its information in a specific manner. Therefore, we need to repsect the API’s wishes and request the data as the API wishes. Then we will move it that to our site and transfer it to our customer.</text:p>
            </text:list-item>
            <text:list-item>
              <text:p text:style-name="P54">Therefore, our site is playing the middle man job</text:p>
            </text:list-item>
          </text:list>
        </text:list-item>
        <text:list-item>
          <text:p text:style-name="P17"><text:span text:style-name="T22"><text:s/></text:span><text:span text:style-name="T30">The steps to create this project </text:span><text:span text:style-name="T34">(Refer to the WeatherBackend Project)</text:span></text:p>
          <text:list>
            <text:list-item>
              <text:p text:style-name="P54">1. Create a directory and inside that directory create and save your HTML, CSS, and JS files</text:p>
            </text:list-item>
            <text:list-item>
              <text:p text:style-name="P18"><text:span text:style-name="T30">2. </text:span><text:span text:style-name="T31">Begin creating a server on the local machine, by typing “</text:span><text:span text:style-name="T48">npm init</text:span><text:span text:style-name="T31">” in cmd. This will run through a utility that will help you create a .json file. Then, when done press enter. </text:span></text:p>
              <text:list>
                <text:list-item>
                  <text:p text:style-name="P55">The purpose of this is to have access to the backend libraries which allow us to run code on the server machine not the client machine. </text:p>
                </text:list-item>
              </text:list>
            </text:list-item>
            <text:list-item>
              <text:p text:style-name="P55">3. Install express. </text:p>
              <text:list>
                <text:list-item>
                  <text:p text:style-name="P35">The purpose of this is to have access to the backend libraries which allow us to run code on the server machine not the client machine. </text:p>
                </text:list-item>
                <text:list-item>
                  <text:p text:style-name="P76">The benefits of a backend is that the code runs on the server side not the client side. Therefore, the user only receives the results &amp; does not need to deal with the actual processing of the code</text:p>
                </text:list-item>
                <text:list-item>
                  <text:p text:style-name="P56">This is the work flow you will go through every time you build a new website</text:p>
                </text:list-item>
              </text:list>
            </text:list-item>
            <text:list-item>
              <text:p text:style-name="P57">4. Within the .js file </text:p>
              <text:list>
                <text:list-item>
                  <text:p text:style-name="P36"><text:span text:style-name="T57">1. Utilizing </text:span><text:span text:style-name="T58">Node JS &amp;</text:span><text:span text:style-name="T57"> Express to create a a single file app</text:span></text:p>
                  <text:list>
                    <text:list-item>
                      <text:p text:style-name="P58">Refer to the express documentation that I (Moe) have created</text:p>
                    </text:list-item>
                  </text:list>
                </text:list-item>
                <text:list-item>
                  <text:p text:style-name="P37"><text:span text:style-name="T57">2. <text:s/></text:span><text:span text:style-name="T59">Within the express app.get add the request from the weather API using the HTTPS module -</text:span><text:span text:style-name="T60">&gt; </text:span><text:span text:style-name="T61">“Lesson: 2.45. Making GET Requests with the Node HTTPS Module”</text:span></text:p>
                  <text:list>
                    <text:list-item>
                      <text:p text:style-name="P58">Many libraries may be used to create that GET request by the course has used the https native library <text:s/></text:p>
                      <text:list>
                        <text:list-item>
                          <text:p text:style-name="P58">https://www.twilio.com/blog/2017/08/http-requests-in-node-js.html</text:p>
                        </text:list-item>
                      </text:list>
                    </text:list-item>
                  </text:list>
                </text:list-item>
                <text:list-item>
                  <text:p text:style-name="P79"><text:span text:style-name="T35">3. </text:span><text:span text:style-name="T21">Ensure that the API request you have made works by simply pasting the link you have <text:s/>gotten in chrome </text:span></text:p>
                </text:list-item>
                <text:list-item>
                  <text:p text:style-name="P19"><text:soft-page-break/><text:span text:style-name="T35">4</text:span><text:span text:style-name="T32">. </text:span><text:span text:style-name="T33">The API should have returned a “</text:span><text:span text:style-name="T36">status” </text:span><text:span text:style-name="T33">response </text:span><text:span text:style-name="T35">(Not JSON)</text:span><text:span text:style-name="T33">. Ensure the response is good by ensuring that the </text:span><text:span text:style-name="T49">“StatusCode:200”</text:span><text:span text:style-name="T33"> and </text:span><text:span text:style-name="T49">StatusMessage: ‘OK’</text:span><text:span text:style-name="T33"> in the JSON Response</text:span></text:p>
                  <text:list>
                    <text:list-item>
                      <text:p text:style-name="P59">404 error will be received in case an error with the URL </text:p>
                    </text:list-item>
                    <text:list-item>
                      <text:p text:style-name="P59">401 error will be received in case of an error with the app ID (Authentication ID)</text:p>
                    </text:list-item>
                  </text:list>
                </text:list-item>
                <text:list-item>
                  <text:p text:style-name="P21"><text:span text:style-name="T35">5. </text:span><text:span text:style-name="T33">The API should have returned a </text:span><text:span text:style-name="T37">“message body”</text:span><text:span text:style-name="T36"> <text:s/></text:span><text:span text:style-name="T38">or raw JSON response</text:span><text:span text:style-name="T33"> </text:span><text:span text:style-name="T38">&amp; we are also able to return an API “hex” JSON response -</text:span><text:span text:style-name="T40">&gt; </text:span><text:span text:style-name="T51">“Lesson: 2.46 How to Parse JSON”</text:span></text:p>
                </text:list-item>
                <text:list-item>
                  <text:p text:style-name="P60">6. Convert the API <text:span text:style-name="T110">raw JSON </text:span><text:span text:style-name="T111">to JS object data</text:span><text:span text:style-name="T110"> response to pretty format -</text:span><text:span text:style-name="T114">&gt; </text:span><text:span text:style-name="T154">“Lesson: 2.46 How to Parse JSON”</text:span></text:p>
                  <text:list>
                    <text:list-item>
                      <text:p text:style-name="P61">In case of an error not related to your format. <text:span text:style-name="T112">For example if node.js works but nodemon.js does not work then it could be due: </text:span></text:p>
                    </text:list-item>
                    <text:list-item>
                      <text:p text:style-name="P62">1. This is happening because of all the running server processes in the background. So all you need to do is stop them from the terminal.</text:p>
                    </text:list-item>
                    <text:list-item>
                      <text:p text:style-name="P61"><text:span text:style-name="T112">2. </text:span>You would need to figure out where the bottle neck actually resides. Is it on the server side or the client side? I would suggest using something like Advanced REST client for Chrome (extension) to make some requests / response tests to your end point. This should give you a fairly good idea of how quickly the server response in milliseconds. If this number is substantially lower than what you are seeing your Javascript client, then the problem is with your front end application, so you might need to optimize it.</text:p>
                    </text:list-item>
                  </text:list>
                </text:list-item>
                <text:list-item>
                  <text:p text:style-name="P60"><text:span text:style-name="T113">7. From the JS Object get specific pieces of data using the keys. </text:span>Convert the API <text:span text:style-name="T110">raw JSON </text:span><text:span text:style-name="T111">to JS object data</text:span><text:span text:style-name="T110"> response to pretty format. -</text:span><text:span text:style-name="T114">&gt; </text:span><text:span text:style-name="T154">“Lesson: 2.46 How to Parse JSON”</text:span></text:p>
                  <text:list>
                    <text:list-item>
                      <text:p text:style-name="P63">In the an API path tool. Get the correct path of the items you are interested in then console.log your item </text:p>
                    </text:list-item>
                    <text:list-item>
                      <text:p text:style-name="P63">Type <text:s/>-&gt; <text:span text:style-name="T103">console.log(data_1.list[3].main.temp);</text:span></text:p>
                    </text:list-item>
                    <text:list-item>
                      <text:p text:style-name="P20"><text:span text:style-name="T50">data_1</text:span><text:span text:style-name="T39"> is the whole data. This is a const we created </text:span></text:p>
                    </text:list-item>
                    <text:list-item>
                      <text:p text:style-name="P63"><text:span text:style-name="T103">list[3].main.temp</text:span><text:span text:style-name="T16"> </text:span>is the path</text:p>
                    </text:list-item>
                  </text:list>
                </text:list-item>
                <text:list-item>
                  <text:p text:style-name="P21"><text:span text:style-name="T62">8. </text:span><text:span text:style-name="T63">Begin fetching live data from an API and utilize it in your site. </text:span><text:span text:style-name="T62">Utilize </text:span><text:span text:style-name="T115">Express JS to render a website hosted on port 3000 with captured API data -&gt; </text:span><text:span text:style-name="T136">“Lesson: 2.47. Using Express to Render a Website with Live API Data”</text:span><text:span text:style-name="T138"> </text:span></text:p>
                  <text:list>
                    <text:list-item>
                      <text:p text:style-name="P22"><text:span text:style-name="T116">T</text:span><text:span text:style-name="T117">hings</text:span><text:span text:style-name="T116"> are important to note: </text:span></text:p>
                      <text:list>
                        <text:list-item>
                          <text:p text:style-name="P81"><text:span text:style-name="T143">1. </text:span><text:span text:style-name="T144">E</text:span><text:span text:style-name="T143">ach </text:span><text:span text:style-name="T149">app.get</text:span><text:span text:style-name="T143"> could only get one </text:span><text:span text:style-name="T140">res</text:span><text:span text:style-name="T143"> or </text:span><text:span text:style-name="T140">response</text:span><text:span text:style-name="T143">. This means even if the </text:span><text:span text:style-name="T149">app.get</text:span><text:span text:style-name="T143"> has a </text:span><text:span text:style-name="T149">https.get</text:span><text:span text:style-name="T145"> </text:span><text:span text:style-name="T146">inside it </text:span><text:span text:style-name="T143">only one </text:span><text:span text:style-name="T140">res</text:span><text:span text:style-name="T143"> or </text:span><text:span text:style-name="T140">response</text:span><text:span text:style-name="T143"> is given for both. </text:span></text:p>
                          <text:list>
                            <text:list-item>
                              <text:p text:style-name="P24"><text:span text:style-name="T120">Therefore, if you want to send multiple pieces of data use </text:span><text:span text:style-name="T134">one </text:span><text:span text:style-name="T135">(A single)</text:span><text:span text:style-name="T120"> </text:span><text:span text:style-name="T126">res.send</text:span><text:span text:style-name="T127">();</text:span><text:span text:style-name="T120"> and </text:span><text:span text:style-name="T121">multiple</text:span><text:span text:style-name="T120"> </text:span><text:span text:style-name="T126">res.write</text:span><text:span text:style-name="T127">(content)</text:span></text:p>
                              <text:list>
                                <text:list-item>
                                  <text:p text:style-name="P86"><text:span text:style-name="T119">inside </text:span><text:span text:style-name="T125">res.write</text:span><text:span text:style-name="T119"> you can have html code -&gt; </text:span><text:span text:style-name="T125">res.write(“&lt;h1&gt; Hello &lt;/h1&gt;”)<text:tab/></text:span></text:p>
                                </text:list-item>
                              </text:list>
                            </text:list-item>
                          </text:list>
                        </text:list-item>
                        <text:list-item>
                          <text:p text:style-name="P80"><text:span text:style-name="T143">2. The wording matters -&gt; It is important to note that if we have an </text:span><text:span text:style-name="T149">app.ge</text:span><text:span text:style-name="T143">t and an </text:span><text:span text:style-name="T149">https.get</text:span><text:span text:style-name="T143">. The </text:span><text:span text:style-name="T151">“response”</text:span><text:span text:style-name="T143"> word </text:span><text:span text:style-name="T147">(i.d., </text:span><text:span text:style-name="T139">res</text:span><text:span text:style-name="T147"> or </text:span><text:span text:style-name="T139">response</text:span><text:span text:style-name="T147">) </text:span><text:span text:style-name="T143">must be unique for both. If </text:span><text:span text:style-name="T149">app.get</text:span><text:span text:style-name="T143"> has </text:span><text:span text:style-name="T149">(req,response)</text:span><text:span text:style-name="T143">. Then, </text:span><text:span text:style-name="T149">https.get</text:span><text:span text:style-name="T143"> has </text:span><text:span text:style-name="T149">(url, (res)</text:span><text:span text:style-name="T143">. Then, the send method must be the same as the </text:span><text:span text:style-name="T149">app.get</text:span><text:span text:style-name="T143">. In this case it would be </text:span><text:span text:style-name="T149">response.send </text:span></text:p>
                          <text:list>
                            <text:list-item>
                              <text:p text:style-name="P83"><text:span text:style-name="T152">The send method always points out to the </text:span><text:span text:style-name="T148">app.get</text:span><text:span text:style-name="T152"> method regardless of how many </text:span><text:span text:style-name="T150">https.get</text:span><text:span text:style-name="T152"> inside the </text:span><text:span text:style-name="T148">app.get</text:span></text:p>
                            </text:list-item>
                          </text:list>
                        </text:list-item>
                        <text:list-item>
                          <text:p text:style-name="P80"><text:span text:style-name="T145">3. To view a response on the page you must relate it to </text:span><text:span text:style-name="T149">app.get</text:span></text:p>
                        </text:list-item>
                      </text:list>
                    </text:list-item>
                    <text:list-item>
                      <text:p text:style-name="P82"><text:span text:style-name="T145">To place html tags. JS is smart enough to place them as long as that are within the </text:span><text:span text:style-name="T149">reponse.send</text:span><text:span text:style-name="T145"> brackets </text:span></text:p>
                      <text:list>
                        <text:list-item>
                          <text:p text:style-name="P82"><text:span text:style-name="T145">This will work &amp; make everything &lt;h1&gt; -&gt; </text:span><text:span text:style-name="T149">response.send('</text:span><text:span text:style-name="T153">&lt;h1&gt; </text:span><text:span text:style-name="T149">The Temp in Toronto is ' + data_1.list[3].main.temp + ' Degrees Celsius </text:span><text:span text:style-name="T153">&lt;/h1&gt;</text:span><text:span text:style-name="T149">'); </text:span></text:p>
                        </text:list-item>
                        <text:list-item>
                          <text:p text:style-name="P23"><text:soft-page-break/><text:span text:style-name="T118">This will only make the first &amp; second string &lt;h1&gt; but the API results will not be &lt;h1&gt; -&gt; </text:span><text:span text:style-name="T124">response.send('</text:span><text:span text:style-name="T133">&lt;h1&gt; </text:span><text:span text:style-name="T124">The Temp in Toronto is </text:span><text:span text:style-name="T133">&lt;/h1&gt;</text:span><text:span text:style-name="T124">' + data_1.list[3].main.temp + '</text:span><text:span text:style-name="T133">&lt;h1&gt;</text:span><text:span text:style-name="T124"> Degrees Celsius </text:span><text:span text:style-name="T133">&lt;/h1&gt;</text:span><text:span text:style-name="T124">'); <text:s/></text:span></text:p>
                        </text:list-item>
                      </text:list>
                    </text:list-item>
                    <text:list-item>
                      <text:p text:style-name="P84"><text:span text:style-name="T118">T</text:span><text:span text:style-name="T119">o send multiple API responses into the same webpage you require to use</text:span><text:span text:style-name="T125"> res.write</text:span><text:span text:style-name="T119">. Which can be written multiple times and only one </text:span><text:span text:style-name="T125">res.send</text:span></text:p>
                      <text:list>
                        <text:list-item>
                          <text:p text:style-name="P85"><text:span text:style-name="T125">For Example</text:span><text:span text:style-name="T119">-</text:span><text:span text:style-name="T122">&gt;</text:span></text:p>
                          <text:list>
                            <text:list-item>
                              <text:p text:style-name="P90"><text:span text:style-name="T122">T</text:span><text:span text:style-name="T119">he res.send() always must be the last thing we submit. </text:span></text:p>
                            </text:list-item>
                          </text:list>
                        </text:list-item>
                      </text:list>
                    </text:list-item>
                  </text:list>
                </text:list-item>
              </text:list>
            </text:list-item>
          </text:list>
        </text:list-item>
      </text:list>
      <text:p text:style-name="P77"><text:span text:style-name="T131">res.write(&lt;content&gt;) </text:span></text:p>
      <text:p text:style-name="P77"><text:span text:style-name="T131">res.write(&lt;content&gt;)</text:span></text:p>
      <text:p text:style-name="P78"><text:span text:style-name="T131">r</text:span><text:span text:style-name="T130">es.send()</text:span></text:p>
      <text:list xml:id="list214223853598316" text:continue-numbering="true" text:style-name="L1">
        <text:list-item>
          <text:list>
            <text:list-item>
              <text:list>
                <text:list-item>
                  <text:list>
                    <text:list-item>
                      <text:p text:style-name="P87"><text:span text:style-name="T119">Unpopular opinion: </text:span></text:p>
                      <text:list>
                        <text:list-item>
                          <text:p text:style-name="P88"><text:span text:style-name="T119">You do not need to specifically use </text:span><text:span text:style-name="T137">res</text:span><text:span text:style-name="T119"> or </text:span><text:span text:style-name="T137">response</text:span><text:span text:style-name="T119">. You can use any other word as long as what is written in </text:span><text:span text:style-name="T125">app.get </text:span><text:span text:style-name="T119">matches what is written in the send method you are fine. </text:span></text:p>
                          <text:list>
                            <text:list-item>
                              <text:p text:style-name="P25"><text:span text:style-name="T122">If you </text:span><text:span text:style-name="T123">got the following </text:span><text:span text:style-name="T128">app.get</text:span><text:span text:style-name="T123"> -&gt;</text:span><text:span text:style-name="T122"> </text:span><text:span text:style-name="T129">app.get("/Toronto", function(req,</text:span><text:span text:style-name="T142">test</text:span><text:span text:style-name="T129">){</text:span></text:p>
                            </text:list-item>
                            <text:list-item>
                              <text:p text:style-name="P89"><text:span text:style-name="T119">The following must be written for the send method <text:s/>-&gt; </text:span><text:span text:style-name="T141">test</text:span><text:span text:style-name="T125">.send(&lt;content&gt;) </text:span></text:p>
                            </text:list-item>
                          </text:list>
                        </text:list-item>
                      </text:list>
                    </text:list-item>
                    <text:list-item>
                      <text:p text:style-name="P69">Getting an image or icon from an API. If you need to get an image from an API. </text:p>
                      <text:list>
                        <text:list-item>
                          <text:p text:style-name="P70">1. Find the image and its url and paste it in google chrome to ensure it works </text:p>
                        </text:list-item>
                        <text:list-item>
                          <text:p text:style-name="P70"><text:span text:style-name="T155">2. Type the following in your index.js file <text:s/>-&gt; <text:s text:c="4"/></text:span></text:p>
                        </text:list-item>
                        <text:list-item>
                          <text:p text:style-name="P26"><text:span text:style-name="T74">response.write</text:span><text:span text:style-name="T67">("</text:span><text:span text:style-name="T78">Content</text:span><text:span text:style-name="T67">);</text:span></text:p>
                          <text:list>
                            <text:list-item>
                              <text:p text:style-name="P26"><text:span text:style-name="T74">response.write</text:span><text:span text:style-name="T66">("</text:span><text:span text:style-name="T78">&lt;img src=" + "http://openweathermap.org/img/wn/"+data_1.list[0].weather[0].icon +"@2x.png" <text:s text:c="2"/>+ "&gt;"</text:span><text:span text:style-name="T66">);</text:span><text:span text:style-name="T65"><text:tab/></text:span></text:p>
                            </text:list-item>
                            <text:list-item>
                              <text:p text:style-name="P91"><text:span text:style-name="T65">3. </text:span><text:span text:style-name="T64">Due to HTML if you want the image to go first you need to make it take the full line for example </text:span></text:p>
                              <text:list>
                                <text:list-item>
                                  <text:p text:style-name="P91"><text:span text:style-name="T75">response.write</text:span><text:span text:style-name="T64">("</text:span><text:span text:style-name="T79">&lt;h1&gt;&lt;img src=" + "http://openweathermap.org/img/wn/"+data_1.list[0].weather[0].icon +"@2x.png" <text:s text:c="2"/>+ "&gt;&lt;/h1&gt;"</text:span><text:span text:style-name="T64">)</text:span></text:p>
                                </text:list-item>
                              </text:list>
                            </text:list-item>
                          </text:list>
                        </text:list-item>
                      </text:list>
                    </text:list-item>
                  </text:list>
                </text:list-item>
                <text:list-item>
                  <text:p text:style-name="P92"><text:span text:style-name="T64">9. Allow external users to make POST request into your site using a body parser. “</text:span><text:span text:style-name="T84">246. Using Body Parser to Parse POST Requests to the Server</text:span><text:span text:style-name="T64">”</text:span></text:p>
                  <text:list>
                    <text:list-item>
                      <text:p text:style-name="P27"><text:span text:style-name="T68">Relate the .js to the .html</text:span><text:span text:style-name="T69">. </text:span><text:span text:style-name="T68">The steps to do so are</text:span></text:p>
                      <text:list>
                        <text:list-item>
                          <text:p text:style-name="P94"><text:span text:style-name="T68">1. </text:span><text:span text:style-name="T64">Type the following in JS after the </text:span><text:span text:style-name="T75">app.get</text:span><text:span text:style-name="T64">, which will direct the server of the correct path of the .html page -&gt; </text:span><text:span text:style-name="T75">response.sendFile(__dirname + "/index.html"); </text:span></text:p>
                          <text:list>
                            <text:list-item>
                              <text:p text:style-name="P94"><text:span text:style-name="T64">app.get must have the keyword “response”, because we asking for response.sendFile </text:span></text:p>
                            </text:list-item>
                            <text:list-item>
                              <text:p text:style-name="P97"><text:span text:style-name="T64">The server must be the same exact name as the file we want it to get too (e.g., /index.html not /index)</text:span></text:p>
                            </text:list-item>
                          </text:list>
                        </text:list-item>
                        <text:list-item>
                          <text:p text:style-name="P94"><text:span text:style-name="T64">2. In the html file, you may just have a none reactive page if you wish. However, if Express is used in JS, it is often expected that you write code that is able to receive data and produce an output. A common code is utilizing the &lt;form&gt; tag, &lt;label&gt; tab and the &lt;input&gt; tag</text:span></text:p>
                          <text:list>
                            <text:list-item>
                              <text:p text:style-name="P94"><text:span text:style-name="T64">The &lt;input&gt; and &lt;label&gt; tags go inside the &lt;form&gt; tag</text:span></text:p>
                            </text:list-item>
                            <text:list-item>
                              <text:p text:style-name="P94"><text:span text:style-name="T64">In the &lt;input&gt; tag the user will be typing some sort of an input. Therefore data received. The &lt;label&gt; tag adds a label to whatever data is being received</text:span></text:p>
                            </text:list-item>
                            <text:list-item>
                              <text:p text:style-name="P94"><text:span text:style-name="T64">In the &lt;form&gt; tag ensure to relate to the same path the app.get in JS has (e.g., “/” for the root). You relate that by assigning that path “action” property. Then ensure to assign “post” to the “method property </text:span></text:p>
                            </text:list-item>
                            <text:list-item>
                              <text:p text:style-name="P94"><text:span text:style-name="T64">The above three points are presented in this code example below : </text:span></text:p>
                            </text:list-item>
                          </text:list>
                        </text:list-item>
                      </text:list>
                    </text:list-item>
                  </text:list>
                </text:list-item>
              </text:list>
            </text:list-item>
          </text:list>
        </text:list-item>
      </text:list>
      <text:p text:style-name="P95"><text:span text:style-name="T64"/></text:p>
      <text:p text:style-name="P95"><text:soft-page-break/><text:span text:style-name="T64"/></text:p>
      <text:p text:style-name="P95"><text:span text:style-name="T64"/></text:p>
      <text:p text:style-name="P95"><text:span text:style-name="T64">&lt;</text:span><text:span text:style-name="T81">form</text:span><text:span text:style-name="T64"> action=”/” method=”post”&gt; </text:span></text:p>
      <text:p text:style-name="P95"><text:span text:style-name="T64">&lt;</text:span><text:span text:style-name="T81">label</text:span><text:span text:style-name="T64"> for=”</text:span><text:span text:style-name="T79">must match the id of the input tag</text:span><text:span text:style-name="T64">”&gt; </text:span><text:span text:style-name="T79">A label <text:s/>user will see</text:span><text:span text:style-name="T64"> &lt;/label&gt; </text:span></text:p>
      <text:p text:style-name="P29"><text:span text:style-name="T68">&lt;</text:span><text:span text:style-name="T82">input</text:span><text:span text:style-name="T68"> type=”</text:span><text:span text:style-name="T80">Whatever type you want common to use text</text:span><text:span text:style-name="T68">” id=</text:span><text:span text:style-name="T80">must match the for of the label tag</text:span><text:span text:style-name="T68">&gt; </text:span><text:span text:style-name="T80">A label <text:s/>user will see</text:span><text:span text:style-name="T68"> &lt;/label&gt;</text:span></text:p>
      <text:p text:style-name="P95"><text:span text:style-name="T64">&lt;/</text:span><text:span text:style-name="T81">form</text:span><text:span text:style-name="T64">&gt;</text:span></text:p>
      <text:list xml:id="list214224029746336" text:continue-numbering="true" text:style-name="L1">
        <text:list-item>
          <text:list>
            <text:list-item>
              <text:list>
                <text:list-item>
                  <text:list>
                    <text:list-item>
                      <text:list>
                        <text:list-item>
                          <text:p text:style-name="P93"><text:span text:style-name="T68">3. The </text:span><text:span text:style-name="T76">post</text:span><text:span text:style-name="T68"> method in the &lt;form&gt; tag in the html must be related to a</text:span><text:span text:style-name="T70">n </text:span><text:span text:style-name="T77">app.post</text:span><text:span text:style-name="T70"> method in the .JS code</text:span></text:p>
                          <text:list>
                            <text:list-item>
                              <text:p text:style-name="P96"><text:span text:style-name="T70">I</text:span><text:span text:style-name="T64">n JS the </text:span><text:span text:style-name="T75">app.post</text:span><text:span text:style-name="T64"> method must contain the same exact root folder the </text:span><text:span text:style-name="T75">app.get</text:span><text:span text:style-name="T64"> had. </text:span></text:p>
                            </text:list-item>
                            <text:list-item>
                              <text:p text:style-name="P96"><text:span text:style-name="T68">A</text:span><text:span text:style-name="T64">lso, at the end of the </text:span><text:span text:style-name="T75">app.post</text:span><text:span text:style-name="T64"> we must add a res or response.send. This will send whatever results we have back to the user. </text:span><text:span text:style-name="T75">app.post</text:span><text:span text:style-name="T64"> posts the results into the html sheet if specified </text:span></text:p>
                            </text:list-item>
                            <text:list-item>
                              <text:p text:style-name="P96"><text:span text:style-name="T64">To work with this back end a good practice is to view the data coming .html using a </text:span><text:span text:style-name="T75">console.log</text:span><text:span text:style-name="T64"> in the </text:span><text:span text:style-name="T75">app.post</text:span><text:span text:style-name="T71">. Then, relate the data</text:span></text:p>
                            </text:list-item>
                          </text:list>
                        </text:list-item>
                      </text:list>
                    </text:list-item>
                  </text:list>
                </text:list-item>
                <text:list-item>
                  <text:p text:style-name="P28"><text:span text:style-name="T72">View “index.js” &amp; “index.html” in the WeatherBackend directory</text:span></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7T22:26:01.128102726</meta:creation-date>
    <dc:date>2022-12-04T21:42:21.395145061</dc:date>
    <meta:editing-duration>PT2H34M48S</meta:editing-duration>
    <meta:editing-cycles>14</meta:editing-cycles>
    <meta:generator>LibreOffice/6.4.7.2$Linux_X86_64 LibreOffice_project/40$Build-2</meta:generator>
    <meta:document-statistic meta:table-count="0" meta:image-count="0" meta:object-count="0" meta:page-count="6" meta:paragraph-count="150" meta:word-count="2619" meta:character-count="14707" meta:non-whitespace-character-count="12274"/>
  </office:meta>
</office:document-meta>
</file>